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Fallback" svg:font-family="'Droid Sans Fallback'" style:font-family-generic="roman"/>
    <style:font-face style:name="FreeSans" svg:font-family="FreeSans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List_20_Paragraph">
      <style:paragraph-properties fo:margin-left="-0.4925in" fo:margin-right="0in" fo:text-align="center" style:justify-single-word="false" fo:text-indent="-0.25in" style:auto-text-indent="false">
        <style:tab-stops/>
      </style:paragraph-properties>
    </style:style>
    <style:style style:name="P2" style:family="paragraph" style:parent-style-name="List_20_Paragraph">
      <style:paragraph-properties fo:margin-left="0in" fo:margin-right="0in" fo:text-align="center" style:justify-single-word="false" fo:text-indent="-0.25in" style:auto-text-indent="false">
        <style:tab-stops/>
      </style:paragraph-properties>
    </style:style>
    <style:style style:name="P3" style:family="paragraph" style:parent-style-name="List_20_Paragraph">
      <style:paragraph-properties fo:margin-left="0in" fo:margin-right="0in" fo:line-height="115%" fo:text-align="center" style:justify-single-word="false" fo:orphans="2" fo:widows="2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Standard">
      <style:paragraph-properties fo:text-align="center" style:justify-single-word="false"/>
      <style:text-properties fo:language="en" fo:country="GB"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language="en" fo:country="GB"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language="en" fo:country="GB" fo:font-style="italic" fo:font-weight="bold" style:font-style-asian="italic" style:font-weight-asian="bold"/>
    </style:style>
    <style:style style:name="P8" style:family="paragraph" style:parent-style-name="Standard">
      <style:paragraph-properties fo:text-align="center" style:justify-single-word="false"/>
      <style:text-properties fo:language="en" fo:country="GB" fo:font-style="italic" fo:background-color="#ffffff" style:font-style-asian="italic" style:font-style-complex="italic"/>
    </style:style>
    <style:style style:name="P9" style:family="paragraph" style:parent-style-name="Standard">
      <style:paragraph-properties fo:text-align="center" style:justify-single-word="false">
        <style:tab-stops>
          <style:tab-stop style:position="3.8165in"/>
        </style:tab-stops>
      </style:paragraph-properties>
      <style:text-properties fo:language="en" fo:country="GB" fo:font-style="italic" fo:background-color="#ffffff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GB" fo:font-weight="bold" style:language-asian="en" style:country-asian="US" style:font-weight-asian="bold" style:language-complex="ar" style:country-complex="SA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n" fo:country="GB" fo:font-weight="bold" fo:background-color="#fffff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en" fo:country="GB" style:language-asian="en" style:country-asian="US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fo:language="en" fo:country="GB" fo:background-color="#ffffff"/>
    </style:style>
    <style:style style:name="P16" style:family="paragraph" style:parent-style-name="Standard">
      <style:paragraph-properties fo:text-align="center" style:justify-single-word="false">
        <style:tab-stops>
          <style:tab-stop style:position="3.8165in"/>
        </style:tab-stops>
      </style:paragraph-properties>
      <style:text-properties fo:language="en" fo:country="GB" fo:background-color="#ffffff"/>
    </style:style>
    <style:style style:name="P17" style:family="paragraph" style:parent-style-name="Standard">
      <style:paragraph-properties>
        <style:tab-stops>
          <style:tab-stop style:position="1.1772in"/>
          <style:tab-stop style:position="3.4945in" style:type="center"/>
        </style:tab-stops>
      </style:paragraph-properties>
      <style:text-properties fo:language="en" fo:country="GB"/>
    </style:style>
    <style:style style:name="P18" style:family="paragraph" style:parent-style-name="Standard">
      <style:paragraph-properties fo:text-align="center" style:justify-single-word="false"/>
      <style:text-properties fo:language="en" fo:country="GB"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4pt" fo:language="en" fo:country="GB" fo:font-weight="bold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background-color="#ffffff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background-color="#ffffff"/>
    </style:style>
    <style:style style:name="P24" style:family="paragraph" style:parent-style-name="Standard">
      <style:paragraph-properties fo:text-align="center" style:justify-single-word="false"/>
      <style:text-properties fo:language="en" fo:country="US" fo:background-color="#ffffff"/>
    </style:style>
    <style:style style:name="P25" style:family="paragraph" style:parent-style-name="Standard">
      <style:paragraph-properties fo:text-align="center" style:justify-single-word="false"/>
      <style:text-properties fo:language="en" fo:country="US"/>
    </style:style>
    <style:style style:name="P26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tyle="italic" fo:background-color="#ffffff" style:font-style-asian="italic" style:font-style-complex="italic"/>
    </style:style>
    <style:style style:name="P28" style:family="paragraph" style:parent-style-name="Standard">
      <style:paragraph-properties fo:margin-left="0.3154in" fo:margin-right="0.6693in" fo:text-align="center" style:justify-single-word="false" fo:text-indent="0in" style:auto-text-indent="false">
        <style:tab-stops/>
      </style:paragraph-properties>
      <style:text-properties fo:language="en" fo:country="GB" fo:background-color="#ffffff"/>
    </style:style>
    <style:style style:name="P29" style:family="paragraph" style:parent-style-name="Normal">
      <style:paragraph-properties fo:text-align="center" style:justify-single-word="false"/>
      <style:text-properties fo:font-size="14pt" style:font-size-asian="14pt"/>
    </style:style>
    <style:style style:name="P30" style:family="paragraph" style:parent-style-name="Normal">
      <style:paragraph-properties fo:text-align="center" style:justify-single-word="false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fo:language="en" fo:country="GB"/>
    </style:style>
    <style:style style:name="P32" style:family="paragraph" style:parent-style-name="Standard" style:list-style-name="L1">
      <style:paragraph-properties fo:margin-left="0.3154in" fo:margin-right="0.6693in" fo:text-align="center" style:justify-single-word="false" fo:text-indent="0in" style:auto-text-indent="false">
        <style:tab-stops/>
      </style:paragraph-properties>
      <style:text-properties fo:language="en" fo:country="GB" fo:background-color="#ffffff"/>
    </style:style>
    <style:style style:name="P33" style:family="paragraph" style:parent-style-name="Standard" style:list-style-name="WWNum1" style:master-page-name="">
      <style:paragraph-properties fo:margin-left="0in" fo:margin-right="0in" fo:text-align="center" style:justify-single-word="false" fo:hyphenation-ladder-count="no-limit" fo:text-indent="-0.1575in" style:auto-text-indent="false" style:page-number="auto">
        <style:tab-stops/>
      </style:paragraph-properties>
      <style:text-properties fo:language="en" fo:country="GB" fo:background-color="#ffffff" fo:hyphenate="false"/>
    </style:style>
    <style:style style:name="P34" style:family="paragraph" style:parent-style-name="Standard" style:list-style-name="WWNum1">
      <style:paragraph-properties fo:margin-left="0in" fo:margin-right="0in" fo:text-align="center" style:justify-single-word="false" fo:hyphenation-ladder-count="no-limit" fo:text-indent="-0.1575in" style:auto-text-indent="false">
        <style:tab-stops/>
      </style:paragraph-properties>
      <style:text-properties fo:background-color="#ffffff" fo:hyphenate="false"/>
    </style:style>
    <style:style style:name="P35" style:family="paragraph" style:parent-style-name="Standard" style:list-style-name="WWNum1">
      <style:paragraph-properties fo:margin-left="0in" fo:margin-right="0in" fo:text-align="center" style:justify-single-word="false" fo:hyphenation-ladder-count="no-limit" fo:text-indent="-0.1575in" style:auto-text-indent="false">
        <style:tab-stops/>
      </style:paragraph-properties>
      <style:text-properties fo:language="en" fo:country="GB" fo:background-color="#ffffff" fo:hyphenate="false"/>
    </style:style>
    <style:style style:name="P36" style:family="paragraph" style:parent-style-name="Standard" style:list-style-name="L2" style:master-page-name="">
      <style:paragraph-properties fo:margin-left="0.3154in" fo:margin-right="0in" fo:text-align="center" style:justify-single-word="false" fo:hyphenation-ladder-count="no-limit" fo:text-indent="-0.2362in" style:auto-text-indent="false" style:page-number="auto"/>
      <style:text-properties fo:language="en" fo:country="US" fo:background-color="#ffffff" fo:hyphenate="false"/>
    </style:style>
    <style:style style:name="P37" style:family="paragraph" style:parent-style-name="Standard" style:list-style-name="L2">
      <style:paragraph-properties fo:margin-left="0.3154in" fo:margin-right="0in" fo:text-align="center" style:justify-single-word="false" fo:hyphenation-ladder-count="no-limit" fo:text-indent="-0.2362in" style:auto-text-indent="false"/>
      <style:text-properties fo:language="en" fo:country="US" fo:background-color="#ffffff" fo:hyphenate="false"/>
    </style:style>
    <style:style style:name="P38" style:family="paragraph" style:parent-style-name="Heading_20_4">
      <style:text-properties fo:font-size="14pt" style:font-size-asian="14pt"/>
    </style:style>
    <style:style style:name="P39" style:family="paragraph" style:parent-style-name="Heading_20_4">
      <style:text-properties fo:font-size="15pt" style:font-size-asian="15pt" style:font-size-complex="15pt"/>
    </style:style>
    <style:style style:name="P40" style:family="paragraph" style:parent-style-name="List_20_Paragraph" style:list-style-name="WWNum1">
      <style:paragraph-properties fo:margin-left="-0.4925in" fo:margin-right="0in" fo:line-height="115%" fo:text-align="center" style:justify-single-word="false" fo:orphans="2" fo:widows="2" fo:text-indent="0in" style:auto-text-indent="false">
        <style:tab-stops/>
      </style:paragraph-properties>
      <style:text-properties fo:language="en" fo:country="GB"/>
    </style:style>
    <style:style style:name="P41" style:family="paragraph" style:parent-style-name="List_20_Paragraph" style:list-style-name="WWNum1">
      <style:paragraph-properties fo:margin-left="-0.4925in" fo:margin-right="0in" fo:text-align="center" style:justify-single-word="false" fo:text-indent="0in" style:auto-text-indent="false">
        <style:tab-stops/>
      </style:paragraph-properties>
      <style:text-properties fo:language="en" fo:country="GB"/>
    </style:style>
    <style:style style:name="P42" style:family="paragraph" style:parent-style-name="List_20_Paragraph" style:list-style-name="WWNum1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language="en" fo:country="GB"/>
    </style:style>
    <style:style style:name="P43" style:family="paragraph" style:parent-style-name="Báseň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44" style:family="paragraph" style:parent-style-name="Báseň">
      <style:paragraph-properties fo:text-align="center" style:justify-single-word="false"/>
    </style:style>
    <style:style style:name="P45" style:family="paragraph" style:parent-style-name="Báseň">
      <style:paragraph-properties fo:text-align="center" style:justify-single-word="false"/>
      <style:text-properties fo:font-size="16pt" style:font-size-asian="16pt" style:font-size-complex="16pt"/>
    </style:style>
    <style:style style:name="P46" style:family="paragraph" style:parent-style-name="Báseň">
      <style:paragraph-properties fo:line-height="100%" fo:text-align="center" style:justify-single-word="false"/>
    </style:style>
    <style:style style:name="P47" style:family="paragraph" style:parent-style-name="Báseň">
      <style:paragraph-properties fo:text-align="center" style:justify-single-word="false"/>
      <style:text-properties fo:language="sk" fo:country="SK"/>
    </style:style>
    <style:style style:name="P48" style:family="paragraph" style:parent-style-name="Báseň">
      <style:paragraph-properties fo:text-align="center" style:justify-single-word="false">
        <style:tab-stops/>
      </style:paragraph-properties>
      <style:text-properties fo:language="sk" fo:country="SK"/>
    </style:style>
    <style:style style:name="T1" style:family="text">
      <style:text-properties fo:font-variant="small-caps"/>
    </style:style>
    <style:style style:name="T2" style:family="text">
      <style:text-properties fo:font-variant="small-caps" fo:language="en" fo:country="US"/>
    </style:style>
    <style:style style:name="T3" style:family="text">
      <style:text-properties fo:language="en" fo:country="US" fo:background-color="#ffffff" loext:char-shading-value="0"/>
    </style:style>
    <style:style style:name="T4" style:family="text">
      <style:text-properties fo:language="en" fo:country="US" officeooo:rsid="0021295f" fo:background-color="#ffffff" loext:char-shading-value="0"/>
    </style:style>
    <style:style style:name="T5" style:family="text">
      <style:text-properties fo:language="en" fo:country="GB"/>
    </style:style>
    <style:style style:name="T6" style:family="text">
      <style:text-properties officeooo:rsid="001db1c7"/>
    </style:style>
    <style:style style:name="T7" style:family="text">
      <style:text-properties officeooo:rsid="00205e9f"/>
    </style:style>
    <style:style style:name="T8" style:family="text">
      <style:text-properties officeooo:rsid="002068ab"/>
    </style:style>
    <style:style style:name="T9" style:family="text">
      <style:text-properties officeooo:rsid="0021a4de"/>
    </style:style>
    <style:style style:name="T10" style:family="text">
      <style:text-properties officeooo:rsid="002b9d25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5032*" fo:start-indent="0in" fo:end-indent="0in"/>
          <style:column style:rel-width="5033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3">
          <style:column style:rel-width="3355*" fo:start-indent="0in" fo:end-indent="0in"/>
          <style:column style:rel-width="3355*" fo:start-indent="0in" fo:end-indent="0in"/>
          <style:column style:rel-width="3355*" fo:start-indent="0in" fo:end-indent="0in"/>
        </style:columns>
      </style:section-properties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art I.:</text:p>
      <text:p text:style-name="P43">Uncovered</text:p>
      <text:list xml:id="list1808839473087890619" text:style-name="WWNum1">
        <text:list-item>
          <text:p text:style-name="P40">Psychofear</text:p>
        </text:list-item>
        <text:list-item>
          <text:p text:style-name="P41">Master Of Illusions</text:p>
        </text:list-item>
        <text:list-item>
          <text:p text:style-name="P41">Nameless</text:p>
        </text:list-item>
        <text:list-item>
          <text:p text:style-name="P41">Midnight Ritual</text:p>
        </text:list-item>
        <text:list-item>
          <text:p text:style-name="P41">Uncovered</text:p>
        </text:list-item>
        <text:list-item>
          <text:p text:style-name="P41">Land Of Mirrors</text:p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SYCHOFEAR</text:p>
      <text:p text:style-name="P4">One more terror,</text:p>
      <text:p text:style-name="P4">One more horror,</text:p>
      <text:p text:style-name="P4">One more lie,</text:p>
      <text:p text:style-name="P4">One more cry,</text:p>
      <text:p text:style-name="P4">One more fear!</text:p>
      <text:p text:style-name="P4">You scare me</text:p>
      <text:p text:style-name="P4">I scare you,</text:p>
      <text:p text:style-name="P4">Fear of everything you do,</text:p>
      <text:p text:style-name="P4">One more horror to nightmares,</text:p>
      <text:p text:style-name="P4">One more opening the graves,</text:p>
      <text:p text:style-name="P4">Psychofear, psychofear,</text:p>
      <text:p text:style-name="P4">Fear everything what is near,</text:p>
      <text:p text:style-name="P4">Psychoterror takes you all,</text:p>
      <text:p text:style-name="P4">Everyone’s lost control!</text:p>
      <text:p text:style-name="P4">Psychoterror, psychofear,</text:p>
      <text:p text:style-name="P4">Thrashed everything been clear,</text:p>
      <text:p text:style-name="P4">Buried lives without death,</text:p>
      <text:p text:style-name="P4">Be known by their law,</text:p>
      <text:p text:style-name="P4">Never know the final time,</text:p>
      <text:p text:style-name="P4">Life’s just countdown,</text:p>
      <text:p text:style-name="P4">The psychofear!</text:p>
      <text:p text:style-name="P4">Never had a soul – just an illusion to take!</text:p>
      <text:p text:style-name="P4">Never had a power – just an illusion to blame!</text:p>
      <text:p text:style-name="P4">Never had fame – just an illusion to ab<text:span text:style-name="T6">u</text:span>se!</text:p>
      <text:p text:style-name="P4">They take your memories – you don’t know if that’s truth,</text:p>
      <text:p text:style-name="P4">They blame your certainty,</text:p>
      <text:p text:style-name="P4">They change your reality,</text:p>
      <text:p text:style-name="P4">The cult of the insanity,</text:p>
      <text:p text:style-name="P4">In Psychoterror, psychofear!</text:p>
      <text:p text:style-name="P4">Strange ones had been clear,</text:p>
      <text:p text:style-name="P4">And you’re guilty,</text:p>
      <text:p text:style-name="P4">They change the rules all the time,</text:p>
      <text:p text:style-name="P4">Crushing the minds,</text:p>
      <text:p text:style-name="P4">What do you think?</text:p>
      <text:p text:style-name="P4">What do they think?</text:p>
      <text:p text:style-name="P4">You must know,</text:p>
      <text:p text:style-name="P4">You must think,</text:p>
      <text:p text:style-name="P4">Never know,</text:p>
      <text:p text:style-name="P4">And they take their illusions,</text:p>
      <text:p text:style-name="P4">They make your decision,</text:p>
      <text:p text:style-name="P4">That’s a Psychoterror,</text:p>
      <text:p text:style-name="P4">Makes your psychofear!</text:p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44"><text:soft-page-break/>Master Of Illusions</text:p>
      <text:p text:style-name="P4">Master!</text:p>
      <text:p text:style-name="P5">(The illusions are made of this)</text:p>
      <text:p text:style-name="P4">Faster!</text:p>
      <text:p text:style-name="P5">(Seen so clear)</text:p>
      <text:p text:style-name="P4">Greater!</text:p>
      <text:p text:style-name="P5">(Picture of the beauty)</text:p>
      <text:p text:style-name="P4">Master!</text:p>
      <text:p text:style-name="P5">(The art of lies)</text:p>
      <text:p text:style-name="P4">Best!</text:p>
      <text:p text:style-name="P5">(Clones of the perfection)</text:p>
      <text:p text:style-name="P4">Famous!</text:p>
      <text:p text:style-name="P5">(Everyone knows the world)</text:p>
      <text:p text:style-name="P4">Sainted!</text:p>
      <text:p text:style-name="P5">(Will be followed)</text:p>
      <text:p text:style-name="P4">Master!</text:p>
      <text:p text:style-name="P5">(Creator of ways to live)</text:p>
      <text:p text:style-name="P4">Martyr!</text:p>
      <text:p text:style-name="P5">(Loved messiah)</text:p>
      <text:p text:style-name="P4">God!</text:p>
      <text:p text:style-name="P5">(Heaven is a place for dreaming)</text:p>
      <text:p text:style-name="P4">Truth!</text:p>
      <text:p text:style-name="P5">(Illusions’re too real)</text:p>
      <text:p text:style-name="P4">Eternity!</text:p>
      <text:p text:style-name="P5">(Buried death)</text:p>
      <text:p text:style-name="P4">Master!</text:p>
      <text:p text:style-name="P5">(Master of illusions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<text:soft-page-break/>Nameless</text:p>
      <text:p text:style-name="P4">So lonely without a name,</text:p>
      <text:p text:style-name="P4">All titles are still same,</text:p>
      <text:p text:style-name="P4">Nameless in this game,</text:p>
      <text:p text:style-name="P4">Without a right for a name,</text:p>
      <text:p text:style-name="P4">Like still walkin’ ‘round the world,</text:p>
      <text:p text:style-name="P4">Any sentence, any sound,</text:p>
      <text:p text:style-name="P4">As still falling deepest than deep,</text:p>
      <text:p text:style-name="P4">Where the second god weeps,</text:p>
      <text:p text:style-name="P4">One love to tomorrow,</text:p>
      <text:p text:style-name="P4">One death to yesterday,</text:p>
      <text:p text:style-name="P4">And still searching,</text:p>
      <text:p text:style-name="P4">What he’s losin’,</text:p>
      <text:p text:style-name="P4">That’s no one without the name,</text:p>
      <text:p text:style-name="P4"/>
      <text:p text:style-name="P4">Still he was looking for,</text:p>
      <text:p text:style-name="P4">When he’s fallen, I don’t know,</text:p>
      <text:p text:style-name="P4">That’s no grave for nemo,</text:p>
      <text:p text:style-name="P4">Anonymous epitaph,</text:p>
      <text:p text:style-name="P4">Nameless forever,</text:p>
      <text:p text:style-name="P4">Never looking for himself,</text:p>
      <text:p text:style-name="P4">The secret never was,</text:p>
      <text:p text:style-name="P4">Nameless soldier in life-war,</text:p>
      <text:p text:style-name="P4">As he’s walking ‘round the world,</text:p>
      <text:p text:style-name="P4">Searching for, I saw,</text:p>
      <text:p text:style-name="P4">Cemetery of the nameless,</text:p>
      <text:p text:style-name="P4">We’re walking on them,</text:p>
      <text:p text:style-name="P4">We’re walking,</text:p>
      <text:p text:style-name="P4">No one knows,</text:p>
      <text:p text:style-name="P4">Timeline to lose is so close,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<text:soft-page-break/>Midnight Ritual</text:p>
      <text:p text:style-name="P4">In the name of lightning,</text:p>
      <text:p text:style-name="P5">We’re calling out you,</text:p>
      <text:p text:style-name="P4">In the name of god’s things,</text:p>
      <text:p text:style-name="P5">Coming closer to you,</text:p>
      <text:p text:style-name="P4">In the name of my lives,</text:p>
      <text:p text:style-name="P5">All I’ve forgotten,</text:p>
      <text:p text:style-name="P4"/>
      <text:p text:style-name="P5">Storm is coming,</text:p>
      <text:p text:style-name="P5">Winter is freezing,</text:p>
      <text:p text:style-name="P5">Everything I was,</text:p>
      <text:p text:style-name="P5">I’m lying,</text:p>
      <text:p text:style-name="P5">To denying,</text:p>
      <text:p text:style-name="P5">Sound of dead,</text:p>
      <text:p text:style-name="P5">God of the minds,</text:p>
      <text:p text:style-name="P4"><text:s/></text:p>
      <text:p text:style-name="P10">God of the night,</text:p>
      <text:p text:style-name="P10">I’m calling you!</text:p>
      <text:p text:style-name="P10">God of the end,</text:p>
      <text:p text:style-name="P10">Where are you?!</text:p>
      <text:p text:style-name="P7"/>
      <text:p text:style-name="P4">I’m looking for you,</text:p>
      <text:p text:style-name="P4">My love,</text:p>
      <text:p text:style-name="P4">I’m looking at you,</text:p>
      <text:p text:style-name="P4">My end,</text:p>
      <text:p text:style-name="P4">I’m where I’m,</text:p>
      <text:p text:style-name="P4">The ritual at midnight,</text:p>
      <text:p text:style-name="P4">I’ve died,</text:p>
      <text:p text:style-name="P4"/>
      <text:p text:style-name="P4">All is broken,</text:p>
      <text:p text:style-name="P4">Unspoken,</text:p>
      <text:p text:style-name="P4">And it’s taken,</text:p>
      <text:p text:style-name="P4">None awaken,</text:p>
      <text:p text:style-name="P4">Oh, the mistaken,</text:p>
      <text:p text:style-name="P4">Godforsaken,</text:p>
      <text:p text:style-name="P4"/>
      <text:p text:style-name="P5">Sins are forgiven on midnight ritua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<text:soft-page-break/>Uncovered</text:p>
      <text:p text:style-name="P4"/>
      <text:p text:style-name="P4"/>
      <text:p text:style-name="P44">Land Of Mirrors</text:p>
      <text:p text:style-name="P4">Glory of lands or miracles,</text:p>
      <text:p text:style-name="P4">When have you died?</text:p>
      <text:p text:style-name="P4">Miracle of the day,</text:p>
      <text:p text:style-name="P4">Miracle of the night,</text:p>
      <text:p text:style-name="P4">Souls have fallen apart,</text:p>
      <text:p text:style-name="P4">Never get the end of the start,</text:p>
      <text:p text:style-name="P4">And I’m still losing,</text:p>
      <text:p text:style-name="P4">Give me the freedom,</text:p>
      <text:p text:style-name="P4">How I’ve died,</text:p>
      <text:p text:style-name="P4">Land where I’m alive,</text:p>
      <text:p text:style-name="P4">There’s no night and there’s no light,</text:p>
      <text:p text:style-name="P4">Phobia of the silence,</text:p>
      <text:p text:style-name="P4">Given to me,</text:p>
      <text:p text:style-name="P4">I’m died,</text:p>
      <text:p text:style-name="P4">And I don’t know what I should do,</text:p>
      <text:p text:style-name="P4">Still I’m coming into the circle,</text:p>
      <text:p text:style-name="P4">Around the lives,</text:p>
      <text:p text:style-name="P4">Around the cries,</text:p>
      <text:p text:style-name="P4">I’m a master,</text:p>
      <text:p text:style-name="P4">I can’t deny,</text:p>
      <text:p text:style-name="P4">Looking at the faith,</text:p>
      <text:p text:style-name="P4">Stories of eldest,</text:p>
      <text:p text:style-name="P4">I’m falling,</text:p>
      <text:p text:style-name="P4">Oh, my nights,</text:p>
      <text:p text:style-name="P4">Land where the time is closer than real,</text:p>
      <text:p text:style-name="P4">Closer to the my own life,</text:p>
      <text:p text:style-name="P4">Closer to myself,</text:p>
      <text:p text:style-name="P4">And how far I try</text:p>
      <text:p text:style-name="P4">I know,</text:p>
      <text:p text:style-name="P4">Close to the knowledge,</text:p>
      <text:p text:style-name="P4">So close to myself,</text:p>
      <text:p text:style-name="P4">So close to the end,</text:p>
      <text:p text:style-name="P4">When I wouldn’t live again,</text:p>
      <text:p text:style-name="P4">By the storm,</text:p>
      <text:p text:style-name="P4">I have found,</text:p>
      <text:p text:style-name="P4">Story told,</text:p>
      <text:p text:style-name="P4">I don’t cry,</text:p>
      <text:p text:style-name="P4">Every word spoken,</text:p>
      <text:p text:style-name="P4">The misery was broken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><text:soft-page-break/>Part II.</text:p>
      <text:p text:style-name="P45">Behind The Hell</text:p>
      <text:list xml:id="list105419146202261" text:continue-numbering="true" text:style-name="WWNum1">
        <text:list-item>
          <text:p text:style-name="P42">The Timeline</text:p>
        </text:list-item>
        <text:list-item>
          <text:p text:style-name="P42">Before I Forget</text:p>
        </text:list-item>
        <text:list-item>
          <text:p text:style-name="P42">Broken Misery</text:p>
        </text:list-item>
        <text:list-item>
          <text:p text:style-name="P42">Uncovered II.</text:p>
        </text:list-item>
        <text:list-item>
          <text:p text:style-name="P42">Behind The Hell</text:p>
        </text:list-item>
        <text:list-item>
          <text:p text:style-name="P42">(Di)Men(t)(s)ion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<text:soft-page-break/>The Timeline</text:p>
      <text:p text:style-name="P4"/>
      <text:p text:style-name="P4">First time,</text:p>
      <text:p text:style-name="P4">You’re coming to the dreamin’,</text:p>
      <text:p text:style-name="P4">Silent silence listens weepin’,</text:p>
      <text:p text:style-name="P4">The timeline,</text:p>
      <text:p text:style-name="P4">When I came into your home,</text:p>
      <text:p text:style-name="P4">I’ve been silent silence before a storm,</text:p>
      <text:p text:style-name="P4">I’ve came into your sweet dream,</text:p>
      <text:p text:style-name="P4">Where no one listen about the seed of sin,</text:p>
      <text:p text:style-name="P4">I’ve fed your imagines by my needs,</text:p>
      <text:p text:style-name="P4">And you’re askin’ now when was started your greed,</text:p>
      <text:p text:style-name="P4">I’ve whispered words of decadence,</text:p>
      <text:p text:style-name="P4">And you came into the deadly dance,</text:p>
      <text:p text:style-name="P4">I’ve painted worlds of my own pains,</text:p>
      <text:p text:style-name="P4">And I’ve got everything when you taped your veins,</text:p>
      <text:p text:style-name="P4">I’ve buried your dead body while I was weeping,</text:p>
      <text:p text:style-name="P4">At the home I’ve calculated and looked for your deep in,</text:p>
      <text:p text:style-name="P4">I’ve been telling you – don’t listen to anybody anymore,</text:p>
      <text:p text:style-name="P4">And I was taking your soul under the control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BEFORE I FORGET</text:p>
      <text:section text:style-name="Sect1" text:name="Sect1">
        <text:p text:style-name="P4">For anyone. I can't hope the better world</text:p>
        <text:p text:style-name="P4">For anyone. I can't inflict the better world,</text:p>
        <text:p text:style-name="P4">For anyone. I can't change world to better</text:p>
        <text:p text:style-name="P4">Just change a screen</text:p>
        <text:p text:style-name="P4">Just change a view</text:p>
        <text:p text:style-name="P4">Just change a born</text:p>
        <text:p text:style-name="P4">Never make better world for anymore</text:p>
        <text:p text:style-name="P4">Just silence runs for peace</text:p>
        <text:p text:style-name="P4">And I've stolen my essence</text:p>
        <text:p text:style-name="P4">Wait not long time</text:p>
        <text:p text:style-name="P4">While I see to be better</text:p>
        <text:p text:style-name="P4">for anyone</text:p>
        <text:p text:style-name="P4">Can you help me?</text:p>
        <text:p text:style-name="P4">Save a kind of dream</text:p>
        <text:p text:style-name="P4">Can you save me?</text:p>
        <text:p text:style-name="P4">Take a kind of real</text:p>
        <text:p text:style-name="P4">Can you take me?</text:p>
        <text:p text:style-name="P4">Steal a kind of illusion</text:p>
        <text:p text:style-name="P4">A matters of times taken by so slowly</text:p>
        <text:p text:style-name="P4">I've never known to be haunted by</text:p>
        <text:p text:style-name="P4">shadowy</text:p>
        <text:p text:style-name="P4">Origin of essence</text:p>
        <text:p text:style-name="P4">Before a long time ago</text:p>
        <text:p text:style-name="P4">Lonely memory</text:p>
        <text:p text:style-name="P4">slow is</text:p>
        <text:p text:style-name="P4">I've been shallowly</text:p>
        <text:p text:style-name="P4">Can you repeat this?</text:p>
        <text:p text:style-name="P4">I've seen screens</text:p>
        <text:p text:style-name="P4">before I forget</text:p>
        <text:p text:style-name="P4">To lie that end</text:p>
        <text:p text:style-name="P4">While it's the past</text:p>
        <text:p text:style-name="P4">Can I forget?</text:p>
        <text:p text:style-name="P4">Too black to eyes</text:p>
        <text:p text:style-name="P4">Should I listen to</text:p>
        <text:p text:style-name="P4">darkening path</text:p>
        <text:p text:style-name="P4">into the deep</text:p>
        <text:p text:style-name="P4">How I can</text:p>
        <text:p text:style-name="P4">keep me while I'm lost</text:p>
        <text:p text:style-name="P4">of the beast of my own</text:p>
        <text:p text:style-name="P4">Should I see that?</text:p>
        <text:p text:style-name="P4">Dreaming some dream</text:p>
        <text:p text:style-name="P4">Can I awake?</text:p>
        <text:p text:style-name="P4">Listen to your eyes,</text:p>
        <text:p text:style-name="P4">To the silence of black</text:p>
        <text:p text:style-name="P4">It's back</text:p>
        <text:p text:style-name="P4">all pain</text:p>
        <text:p text:style-name="P4">is inflicted by another</text:p>
        <text:p text:style-name="P4">child of decadence</text:p>
        <text:p text:style-name="P4">has your own fallen</text:p>
        <text:p text:style-name="P4">angel of pain</text:p>
        <text:p text:style-name="P4">bringing the sufferin'</text:p>
        <text:p text:style-name="P4">Can you be so peaceful?</text:p>
        <text:p text:style-name="P4">While is darkening</text:p>
        <text:p text:style-name="P4">I'm walking alone into myself</text:p>
        <text:p text:style-name="P4">to find</text:p>
        <text:p text:style-name="P4">a next dark deep pain</text:p>
        <text:p text:style-name="P4">That's all can be seen</text:p>
        <text:p text:style-name="P4">or have I forgotten for anything?</text:p>
        <text:p text:style-name="P4">Just to see</text:p>
        <text:p text:style-name="P4">breathing tides of time</text:p>
        <text:p text:style-name="P4">that's a lie</text:p>
        <text:p text:style-name="P4">betray</text:p>
        <text:p text:style-name="P4">I can't promise the better</text:p>
        <text:p text:style-name="P4">world for anymore</text:p>
        <text:p text:style-name="P4">is following</text:p>
        <text:p text:style-name="P4">the next dark side?</text:p>
        <text:p text:style-name="P4">Take an essence</text:p>
        <text:p text:style-name="P4">create violence</text:p>
        <text:p text:style-name="P4">I'm stealing the life</text:p>
        <text:p text:style-name="P4">Word by word</text:p>
        <text:p text:style-name="P4">mistaken takes</text:p>
        <text:p text:style-name="P4">created temple</text:p>
        <text:p text:style-name="P4">coming soon</text:p>
        <text:p text:style-name="P4">children are crying</text:p>
        <text:p text:style-name="P4">cry of the moon</text:p>
        <text:p text:style-name="P4">silver tears</text:p>
        <text:p text:style-name="P4">falling to me</text:p>
        <text:p text:style-name="P4">I'll never apologize</text:p>
        <text:p text:style-name="P4">I'm not free</text:p>
        <text:p text:style-name="P4">I hoped to be better</text:p>
        <text:p text:style-name="P4">before I've forgotten</text:p>
        <text:p text:style-name="P4">I want the never</text:p>
        <text:p text:style-name="P4">came over the borderline</text:p>
        <text:p text:style-name="P4">makes every sin</text:p>
        <text:p text:style-name="P4">can I understand</text:p>
        <text:p text:style-name="P4">to essences</text:p>
        <text:p text:style-name="P4">Drawing red borderlines to the shades</text:p>
        <text:p text:style-name="P4">duplicate the walls</text:p>
        <text:p text:style-name="P4">I can't go back</text:p>
        <text:p text:style-name="P4">I can't save you</text:p>
        <text:p text:style-name="P4">Before I forget</text:p>
        <text:p text:style-name="P4">know I've known</text:p>
        <text:p text:style-name="P4">the times of words</text:p>
        <text:p text:style-name="P4">so many dark eyes</text:p>
        <text:p text:style-name="P4">in the land of mirrors</text:p>
        <text:p text:style-name="P4">can I be proud</text:p>
        <text:p text:style-name="P4">to ended up out</text:p>
        <text:p text:style-name="P4">paint my nightmare</text:p>
        <text:p text:style-name="P4">by dark sides</text:p>
        <text:p text:style-name="P4">are covered</text:p>
        <text:p text:style-name="P4">I can't hope the better</text:p>
        <text:p text:style-name="P4">I can't take a chance</text:p>
        <text:p text:style-name="P4"><text:soft-page-break/>cover the uncovered</text:p>
        <text:p text:style-name="P4">sad of no themes</text:p>
        <text:p text:style-name="P4">Tellin' me heart of choice</text:p>
        <text:p text:style-name="P4">I've never enjoyed joy</text:p>
        <text:p text:style-name="P4">I'll never know</text:p>
        <text:p text:style-name="P4">on my own</text:p>
        <text:p text:style-name="P4">what I used to be</text:p>
        <text:p text:style-name="P4">before I've forgotten</text:p>
        <text:p text:style-name="P4">lonely long memory</text:p>
        <text:p text:style-name="P4">once again</text:p>
        <text:p text:style-name="P4">remember</text:p>
        <text:p text:style-name="P4">when you show me hope</text:p>
        <text:p text:style-name="P4">Before I forget.</text:p>
        <text:p text:style-name="P4">Takin' me</text:p>
        <text:p text:style-name="P4">Blamin' me</text:p>
        <text:p text:style-name="P4">never break free</text:p>
        <text:p text:style-name="P4">repeating said</text:p>
        <text:p text:style-name="P4">I've not meant</text:p>
        <text:p text:style-name="P4">after the tons of time</text:p>
        <text:p text:style-name="P4">lonely lives</text:p>
        <text:p text:style-name="P4">a hole of memory</text:p>
        <text:p text:style-name="P4">forget</text:p>
        <text:p text:style-name="P4">typing my testament</text:p>
        <text:p text:style-name="P4">death will be proud</text:p>
        <text:p text:style-name="P4">to its children</text:p>
        <text:p text:style-name="P4">taken by darkenin'</text:p>
        <text:p text:style-name="P4">sleepin' while I said</text:p>
        <text:p text:style-name="P4">take a chance</text:p>
        <text:p text:style-name="P4">I'll never</text:p>
        <text:p text:style-name="P4">No eternal hatred</text:p>
        <text:p text:style-name="P4">to the sky</text:p>
        <text:p text:style-name="P4">is falling</text:p>
        <text:p text:style-name="P4">something too black to understanding</text:p>
        <text:p text:style-name="P4">is the dark side</text:p>
        <text:p text:style-name="P4">I've known my choice</text:p>
        <text:p text:style-name="P4">of the stolen time</text:p>
        <text:p text:style-name="P4">before I forget</text:p>
        <text:p text:style-name="P4">let me see</text:p>
        <text:p text:style-name="P4">anything</text:p>
        <text:p text:style-name="P4">just the life of lines</text:p>
        <text:p text:style-name="P4">timelines</text:p>
        <text:p text:style-name="P4">challenge to break</text:p>
        <text:p text:style-name="P4">seed seek</text:p>
        <text:p text:style-name="P4">all known never</text:p>
        <text:p text:style-name="P4">to be</text:p>
        <text:p text:style-name="P4">here like is said</text:p>
        <text:p text:style-name="P4">by storm</text:p>
        <text:p text:style-name="P4">in past</text:p>
        <text:p text:style-name="P4">I've forgotten</text:p>
        <text:p text:style-name="P4">so many lies</text:p>
        <text:p text:style-name="P4">too dark skies</text:p>
        <text:p text:style-name="P4">keep out of spies</text:p>
        <text:p text:style-name="P4">before I forget</text:p>
        <text:p text:style-name="P4">so many words of plans</text:p>
        <text:p text:style-name="P4">inside my head</text:p>
        <text:p text:style-name="P4">are the earthquake</text:p>
        <text:p text:style-name="P4">of the red</text:p>
        <text:p text:style-name="P4">are we fire</text:p>
        <text:p text:style-name="P4">in the land of mirrors</text:p>
        <text:p text:style-name="P4">all I knew</text:p>
        <text:p text:style-name="P4">was before I forgot.</text:p>
        <text:p text:style-name="P4">I was my promise</text:p>
        <text:p text:style-name="P4">no hope let me see</text:p>
        <text:p text:style-name="P4">new dawn without me</text:p>
        <text:p text:style-name="P4">all I must</text:p>
        <text:p text:style-name="P4">do not know</text:p>
        <text:p text:style-name="P4">I see no by my eyes</text:p>
        <text:p text:style-name="P4">Before I forget</text:p>
        <text:p text:style-name="P4">I can't tell words to next</text:p>
        <text:p text:style-name="P4">takes the lettin' go</text:p>
        <text:p text:style-name="P4">All I've forgotten</text:p>
        <text:p text:style-name="P4">Before I forget</text:p>
        <text:p text:style-name="P4">I hate</text:p>
        <text:p text:style-name="P4">secrets of mine</text:p>
        <text:p text:style-name="P4">Lost in saint</text:p>
        <text:p text:style-name="P4">spirit insane</text:p>
        <text:p text:style-name="P4">Before I forget</text:p>
        <text:p text:style-name="P4">All these screens are just mine</text:p>
        <text:p text:style-name="P4">And I forget!</text:p>
        <text:p text:style-name="P4">Never I wanted</text:p>
        <text:p text:style-name="P4">To be back</text:p>
        <text:p text:style-name="P4">Too long time to regret</text:p>
        <text:p text:style-name="P4">anything but everything</text:p>
        <text:p text:style-name="P4">Before I forget</text:p>
      </text:section>
      <text:section text:style-name="Sect2" text:name="Sect2"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1"><text:soft-page-break/>BROKEN MISERY</text:p>
        <text:p text:style-name="P14"/>
        <text:p text:style-name="P14">Tell me words about this mention,</text:p>
        <text:p text:style-name="P14">I'll create what you've not hoped,</text:p>
        <text:p text:style-name="P14">I'll not come to your dimension,</text:p>
        <text:p text:style-name="P14">But your misery is sold,</text:p>
        <text:p text:style-name="P14">Tell me words about your mission,</text:p>
        <text:p text:style-name="P14">I'll make you a lot of tears,</text:p>
        <text:p text:style-name="P14">before is done dehumanization,</text:p>
        <text:p text:style-name="P14">when you're here that's sold,</text:p>
        <text:p text:style-name="P14">Tell me words about creation,</text:p>
        <text:p text:style-name="P14">I'll transform you into the screens,</text:p>
        <text:p text:style-name="P14">You'll stay in that situation,</text:p>
        <text:p text:style-name="P14">But I'm now seen,</text:p>
        <text:p text:style-name="P14">Tell me words about ambitions,</text:p>
        <text:p text:style-name="P14">I'll sell all regret of you,</text:p>
        <text:p text:style-name="P14">The virtual substitution,</text:p>
        <text:p text:style-name="P14">To end join tears by tears,</text:p>
        <text:p text:style-name="P14">Tell me words about collision,</text:p>
        <text:p text:style-name="P14">I'll sell all suffering,</text:p>
        <text:p text:style-name="P14">Yes, it was right decision,</text:p>
        <text:p text:style-name="P14">For me, I sold this,</text:p>
        <text:p text:style-name="P14">Tell me words about frustration,</text:p>
        <text:p text:style-name="P14">I'll break last ideals for me,</text:p>
        <text:p text:style-name="P14">Sold the regret to your visualization,</text:p>
        <text:p text:style-name="P14">And the misery was broken,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2"><text:soft-page-break/>THE UNCOVERED II.</text:p>
        <text:p text:style-name="P14"/>
        <text:p text:style-name="P14">The silent mortality we rhapsodise,</text:p>
        <text:p text:style-name="P14">The mortal soul we sanctify,</text:p>
        <text:p text:style-name="P14">The dead grave we beautify,</text:p>
        <text:p text:style-name="P14">The uncovered lives we kill,</text:p>
        <text:p text:style-name="P14">Come to our dark side,</text:p>
        <text:p text:style-name="P14">Whispering unsaint books,</text:p>
        <text:p text:style-name="P14">Cruel living – it's beginning,</text:p>
        <text:p text:style-name="P14">Livin' in bein' uncovered...</text:p>
        <text:p text:style-name="P14">The mortal is our empty life,</text:p>
        <text:p text:style-name="P14">The devilish night – we take a saint,</text:p>
        <text:p text:style-name="P14">The night time – we're livin' in fear,</text:p>
        <text:p text:style-name="P14">The great master – made us uncovered,</text:p>
        <text:p text:style-name="P14">Oh, God – help us!</text:p>
        <text:p text:style-name="P14">We're the silent uncovered,</text:p>
        <text:p text:style-name="P14">Oh, hell – take us!</text:p>
        <text:p text:style-name="P14">We'll be the Uncovered,</text:p>
        <text:p text:style-name="P14">The life of blood,</text:p>
        <text:p text:style-name="P14">The crew we live for,</text:p>
        <text:p text:style-name="P14">The cadences of hell,</text:p>
        <text:p text:style-name="P14">The saint – Uncover!</text:p>
        <text:p text:style-name="P14">My life is sold,</text:p>
        <text:p text:style-name="P14">To you, my God!</text:p>
        <text:p text:style-name="P14">I'll love you,</text:p>
        <text:p text:style-name="P14">And You'll not save me anymore,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2"><text:soft-page-break/>BEHIND THE HELL</text:p>
        <text:p text:style-name="P14"/>
        <text:p text:style-name="P4">Come deeper</text:p>
        <text:p text:style-name="P4">in a name of runaway</text:p>
        <text:p text:style-name="P4">Come closer</text:p>
        <text:p text:style-name="P4">in a name of try</text:p>
        <text:p text:style-name="P4">Come far</text:p>
        <text:p text:style-name="P4">in a name of unknown,</text:p>
        <text:p text:style-name="P4">Come behind the hell,</text:p>
        <text:p text:style-name="P4">when hell's so soft,</text:p>
        <text:p text:style-name="P4">Come to the hell,</text:p>
        <text:p text:style-name="P4">and far away,</text:p>
        <text:p text:style-name="P4">That's runaway,</text:p>
        <text:p text:style-name="P4">Running away from who you're,</text:p>
        <text:p text:style-name="P4">Behind the hell,</text:p>
        <text:p text:style-name="P4">there'll be maybe borderline,</text:p>
        <text:p text:style-name="P4">trying to finish with</text:p>
        <text:p text:style-name="P4">boring of life,</text:p>
        <text:p text:style-name="P4">You've come over</text:p>
        <text:p text:style-name="P4">all borderlines</text:p>
        <text:p text:style-name="P4">When you've reached</text:p>
        <text:p text:style-name="P4">six feet under</text:p>
        <text:p text:style-name="P4">come deeper</text:p>
        <text:p text:style-name="P4">and that's now normal life,</text:p>
        <text:p text:style-name="P4">All trying</text:p>
        <text:p text:style-name="P4">to get out of there</text:p>
        <text:p text:style-name="P4">and “there”'s moving</text:p>
        <text:p text:style-name="P4">closer to break</text:p>
        <text:p text:style-name="P4">never find peace</text:p>
        <text:p text:style-name="P4">go deeper</text:p>
        <text:p text:style-name="P4">maybe there'll be</text:p>
        <text:p text:style-name="P4">borderline's keeper</text:p>
        <text:p text:style-name="P4">Come a step closer</text:p>
        <text:p text:style-name="P4">to the miracle,</text:p>
        <text:p text:style-name="P4">it'll be stopped</text:p>
        <text:p text:style-name="P4">can't find it there</text:p>
        <text:p text:style-name="P4">Never reach,</text:p>
        <text:p text:style-name="P4">preachers preach,</text:p>
        <text:p text:style-name="P4">So come deeper,</text:p>
        <text:p text:style-name="P4">on your runaway</text:p>
        <text:p text:style-name="P4">What are you running away from?</text:p>
        <text:p text:style-name="P4">Behind the hell,</text:p>
        <text:p text:style-name="P4">will be stopped,</text:p>
        <text:p text:style-name="P4">maybe no,</text:p>
        <text:p text:style-name="P4">maybe yes,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11"><text:soft-page-break/>(DI)MEN(T)(S)ION</text:p>
        <text:p text:style-name="P4"/>
      </text:section>
      <text:section text:style-name="Sect1" text:name="Sect3">
        <text:p text:style-name="P4">Let's the fallen</text:p>
        <text:p text:style-name="P4">fallin' down</text:p>
        <text:p text:style-name="P4">All we're livin'</text:p>
        <text:p text:style-name="P4">we live for dawn,</text:p>
        <text:p text:style-name="P4">We break our promises,</text:p>
        <text:p text:style-name="P4">that we do</text:p>
        <text:p text:style-name="P4">Our pages are empty</text:p>
        <text:p text:style-name="P4">and our lives too,</text:p>
        <text:p text:style-name="P4">We can save you,</text:p>
        <text:p text:style-name="P4">but we don't,</text:p>
        <text:p text:style-name="P4">We can create better world for you,</text:p>
        <text:p text:style-name="P4">we're so strong</text:p>
        <text:p text:style-name="P4">We'll be livin'</text:p>
        <text:p text:style-name="P4">next centuries</text:p>
        <text:p text:style-name="P4">And you'll be lost</text:p>
        <text:p text:style-name="P4">under all memories</text:p>
        <text:p text:style-name="P4">We should built better</text:p>
        <text:p text:style-name="P4">to get together</text:p>
        <text:p text:style-name="P4">But we're still there'll we live</text:p>
        <text:p text:style-name="P4">Othersides are forbidden,</text:p>
        <text:p text:style-name="P4">to be One,</text:p>
        <text:p text:style-name="P4">We don't know what and why</text:p>
        <text:p text:style-name="P4">that's not night mission</text:p>
        <text:p text:style-name="P4">For us is prepared easiest dimension,</text:p>
        <text:p text:style-name="P4">to be alive</text:p>
        <text:p text:style-name="P4">While you are fighting</text:p>
        <text:p text:style-name="P4">to long livin'</text:p>
        <text:p text:style-name="P4">Where I've ended,</text:p>
        <text:p text:style-name="P4">next'll be beginning,</text:p>
        <text:p text:style-name="P4">You're still looking for</text:p>
        <text:p text:style-name="P4">right vision</text:p>
        <text:p text:style-name="P4">And we can live</text:p>
        <text:p text:style-name="P4">without motivation</text:p>
        <text:p text:style-name="P4">while you are searching for</text:p>
        <text:p text:style-name="P4">next dimension</text:p>
        <text:p text:style-name="P4">Our life is missing</text:p>
        <text:p text:style-name="P4">any mention</text:p>
        <text:p text:style-name="P4">We're still livin'</text:p>
        <text:p text:style-name="P4">while you're dying,</text:p>
        <text:p text:style-name="P4">We can't be stopped</text:p>
        <text:p text:style-name="P4">why denying?</text:p>
        <text:p text:style-name="P4">You're still falling</text:p>
        <text:p text:style-name="P4">to bottom from top</text:p>
        <text:p text:style-name="P4">We can't fall,</text:p>
        <text:p text:style-name="P4">we're still on one,</text:p>
        <text:p text:style-name="P4">But we're livin' there</text:p>
        <text:p text:style-name="P4">we're the creation</text:p>
        <text:p text:style-name="P4">we're still there</text:p>
        <text:p text:style-name="P4">new after dying</text:p>
        <text:p text:style-name="P4">We mustn't confess our lives</text:p>
        <text:p text:style-name="P4">we're just no mention in the time</text:p>
        <text:p text:style-name="P4">we will never die</text:p>
        <text:p text:style-name="P4">and everyone dies</text:p>
        <text:p text:style-name="P4">without mention</text:p>
        <text:p text:style-name="P4">and before you turn around</text:p>
        <text:p text:style-name="P4">new from us will be born</text:p>
        <text:p text:style-name="P4">Livin' for the end</text:p>
        <text:p text:style-name="P4">And you'll never</text:p>
        <text:p text:style-name="P4">reach your soul</text:p>
        <text:p text:style-name="P4">the end</text:p>
        <text:p text:style-name="P4">just 'cause that's we are</text:p>
        <text:p text:style-name="P4">Eternal Parasites!</text:p>
      </text:section>
      <text:section text:style-name="Sect2" text:name="Sect4">
        <text:p text:style-name="P8">Our life is without a reason so tell me why?</text:p>
        <text:p text:style-name="P8">Why are we surviving and you will die?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15"><text:soft-page-break/>Part III.</text:p>
        <text:p text:style-name="P20">TO THE ETERNITY</text:p>
        <text:p text:style-name="P15"/>
        <text:list xml:id="list7931851249398599149" text:style-name="L1">
          <text:list-item>
            <text:p text:style-name="P32">Zabudataja</text:p>
          </text:list-item>
          <text:list-item>
            <text:p text:style-name="P32">Forgiven</text:p>
          </text:list-item>
          <text:list-item>
            <text:p text:style-name="P32">Last Words I Don't Know</text:p>
          </text:list-item>
          <text:list-item>
            <text:p text:style-name="P32">Uncovered III.</text:p>
          </text:list-item>
          <text:list-item>
            <text:p text:style-name="P32">To The Eternity</text:p>
          </text:list-item>
          <text:list-item>
            <text:p text:style-name="P32">Wake Me When It’s Over</text:p>
          </text:list-item>
        </text:list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21"><text:soft-page-break/>ZABUDATAJA</text:p>
        <text:p text:style-name="P22"/>
        <text:p text:style-name="P22">Tiché slzy padajú dole,</text:p>
        <text:p text:style-name="P22">nikto nečaká či niečo povie,</text:p>
        <text:p text:style-name="P22">Daj mi slovo a ja ti odpoviem,</text:p>
        <text:p text:style-name="P22">ak sa ešte vymaním z ostrova tajomstiev,</text:p>
        <text:p text:style-name="P22">Dunivé tichá vkrádajú pochyby,</text:p>
        <text:p text:style-name="P22">je niečo viac, čo nevidím?</text:p>
        <text:p text:style-name="P22">Závesy tmy skrývajú nevidné,</text:p>
        <text:p text:style-name="P22">nikto nevidí, nikto neuzrie,</text:p>
        <text:p text:style-name="P22">Na chvíľu zabudni na všetko,</text:p>
        <text:p text:style-name="P22">už nie je nič, čo by ťa urieklo,</text:p>
        <text:p text:style-name="P22">Pár sekúnd navždy je odviatych,</text:p>
        <text:p text:style-name="P22">čo stalo sa, to nevie nik,</text:p>
        <text:p text:style-name="P22">Pár dôb kryje si tajomstvá,</text:p>
        <text:p text:style-name="P22">nie je nič také, ako sa zdá,</text:p>
        <text:p text:style-name="P22">Prechádzaj hlavou, si spomenieš,</text:p>
        <text:p text:style-name="P22">na nič čo nebolo, možno tiež,</text:p>
        <text:p text:style-name="P22">Zabudni, navždy zabudni,</text:p>
        <text:p text:style-name="P22">blud bez blúd prichádza bezodný,</text:p>
        <text:p text:style-name="P22">Zabudni, navždy to zabudni,</text:p>
        <text:p text:style-name="P22">skry sen, zahrab, utop vo studni,</text:p>
        <text:p text:style-name="P22">Zabudni, Zabudataja,</text:p>
        <text:p text:style-name="P22">slová slov, ktoré taja,</text:p>
        <text:p text:style-name="P22">Zakry si oči na okamih,</text:p>
        <text:p text:style-name="P22">ničí je zvláštny, len jeden z nich,</text:p>
        <text:p text:style-name="P22">Zapchaj si uši na chvíľu,</text:p>
        <text:p text:style-name="P22">nevidené si vydýchnu.</text:p>
        <text:p text:style-name="P22">Kresli si obrazce prstami,</text:p>
        <text:p text:style-name="P22">hľadaj zabudnuté, prehrab sa snami,</text:p>
        <text:p text:style-name="P22">Zabudni prosím, tento čas,</text:p>
        <text:p text:style-name="P22">už neexistuje, ho neukrývaš,</text:p>
        <text:p text:style-name="P22">Pošli do hĺbok človeka,</text:p>
        <text:p text:style-name="P22">myšlienky všetky zametá,</text:p>
        <text:p text:style-name="P22">Stále uniká ti pod prstami,</text:p>
        <text:p text:style-name="P22">zavretá pod siedmimi hradbami,</text:p>
        <text:p text:style-name="P22">Vyvolaj si ma, vyvolaj,</text:p>
        <text:p text:style-name="P22">všetkých prorokov zavolaj,</text:p>
        <text:p text:style-name="P22">Nikto ti nič neprezradí,</text:p>
        <text:p text:style-name="P22">žiadny náznak skrytý v pozadí,</text:p>
        <text:p text:style-name="P22">Zabudni, zabúdaj, Zabudataja,</text:p>
        <text:p text:style-name="P22">raz možno dôjdeš do raja,</text:p>
        <text:p text:style-name="P22">Zabudni ešte na stokrát,</text:p>
        <text:p text:style-name="P22">nevieš prečo, lež zabúdaj,</text:p>
        <text:p text:style-name="P22">Zabudataja, zabudni,</text:p>
        <text:p text:style-name="P22">už nikdy neveď čo v tie dni...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13"><text:soft-page-break/>FORGIVE</text:p>
        <text:p text:style-name="P15"/>
        <text:p text:style-name="P15">Forgive to me,</text:p>
        <text:p text:style-name="P15">Forgive to you,</text:p>
        <text:p text:style-name="P15">Everything was</text:p>
        <text:p text:style-name="P15">forgiven to us</text:p>
        <text:p text:style-name="P15"/>
        <text:p text:style-name="P15">Dark is my heart,</text:p>
        <text:p text:style-name="P15">My mind is dark,</text:p>
        <text:p text:style-name="P15">Can you forgive me,</text:p>
        <text:p text:style-name="P15">How long have I tried?</text:p>
        <text:p text:style-name="P15"/>
        <text:p text:style-name="P15">I've sold my life,</text:p>
        <text:p text:style-name="P15">My soul is sold,</text:p>
        <text:p text:style-name="P15">I wasted my time</text:p>
        <text:p text:style-name="P15">by searching for the end,</text:p>
        <text:p text:style-name="P15"/>
        <text:p text:style-name="P15">Darkened soul,</text:p>
        <text:p text:style-name="P15">I<text:span text:style-name="T9">'ve</text:span> darken<text:span text:style-name="T7">ed</text:span> my mind,</text:p>
        <text:p text:style-name="P15">I have gone so far</text:p>
        <text:p text:style-name="P15">and I can't return,</text:p>
        <text:p text:style-name="P15"/>
        <text:p text:style-name="P15">I found the spirit,</text:p>
        <text:p text:style-name="P15">Voices found me,</text:p>
        <text:p text:style-name="P15">I must be following</text:p>
        <text:p text:style-name="P15">sorry, I can't stop,</text:p>
        <text:p text:style-name="P15"/>
        <text:p text:style-name="P15">Darkness takes me,</text:p>
        <text:p text:style-name="P15">that takes my mind,</text:p>
        <text:p text:style-name="P15">follow the reaper</text:p>
        <text:p text:style-name="P15">and don't return</text:p>
        <text:p text:style-name="P15"/>
        <text:p text:style-name="P15">I've darkened,</text:p>
        <text:p text:style-name="P15">darkened slowly,</text:p>
        <text:p text:style-name="P15">I want to apologize</text:p>
        <text:p text:style-name="P15">but I'm so shadowy</text:p>
        <text:p text:style-name="P15"/>
        <text:p text:style-name="P15">Black heart,</text:p>
        <text:p text:style-name="P15">Blackened,</text:p>
        <text:p text:style-name="P15">Forgive to me,</text:p>
        <text:p text:style-name="P15">it wasn't just try,</text:p>
        <text:p text:style-name="P15"/>
        <text:p text:style-name="P15">Poisoned life,</text:p>
        <text:p text:style-name="P15">I've poisoned my mind,</text:p>
        <text:p text:style-name="P15">Forgive to me</text:p>
        <text:p text:style-name="P15">I can't live anymore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3"><text:soft-page-break/>LAST WORDS I DON'T KNOW</text:p>
      </text:section>
      <text:section text:style-name="Sect3" text:name="Sect5">
        <text:p text:style-name="P15">Can I</text:p>
        <text:p text:style-name="P15">tell you</text:p>
        <text:p text:style-name="P15">I don't know</text:p>
        <text:p text:style-name="P15">how to</text:p>
        <text:p text:style-name="P15">say I</text:p>
        <text:p text:style-name="P15">why</text:p>
        <text:p text:style-name="P15">do I do that?</text:p>
        <text:p text:style-name="P15">Silently</text:p>
        <text:p text:style-name="P15">So silent fight</text:p>
        <text:p text:style-name="P15">In the sight</text:p>
        <text:p text:style-name="P15">I want</text:p>
        <text:p text:style-name="P15">to know</text:p>
        <text:p text:style-name="P15">why</text:p>
        <text:p text:style-name="P15">is the frequented</text:p>
        <text:p text:style-name="P15">question for</text:p>
        <text:p text:style-name="P15">everything</text:p>
        <text:p text:style-name="P15">I see</text:p>
        <text:p text:style-name="P15">I have just</text:p>
        <text:p text:style-name="P15">chance</text:p>
        <text:p text:style-name="P15">I haven't</text:p>
        <text:p text:style-name="P15">damn</text:p>
        <text:p text:style-name="P15">it. What</text:p>
        <text:p text:style-name="P15">have I done?</text:p>
        <text:p text:style-name="P15">Missing is just</text:p>
        <text:p text:style-name="P15">emotion</text:p>
        <text:p text:style-name="P15">forbid that!</text:p>
        <text:p text:style-name="P15">Could I</text:p>
        <text:p text:style-name="P15">feel</text:p>
        <text:p text:style-name="P15">my dark Eye?</text:p>
        <text:p text:style-name="P15">Between two</text:p>
        <text:p text:style-name="P15">worlds</text:p>
        <text:p text:style-name="P15">reality isn't</text:p>
        <text:p text:style-name="P15">that's just</text:p>
        <text:p text:style-name="P15">imagine</text:p>
        <text:p text:style-name="P15">me</text:p>
        <text:p text:style-name="P15">about everything</text:p>
        <text:p text:style-name="P15">I want to know</text:p>
        <text:p text:style-name="P15">one word to</text:p>
        <text:p text:style-name="P15">answer of</text:p>
        <text:p text:style-name="P15">everything</text:p>
        <text:p text:style-name="P15">is just blank</text:p>
        <text:p text:style-name="P15">and empty page.</text:p>
        <text:p text:style-name="P15">Secrets will</text:p>
        <text:p text:style-name="P15">that's not real,</text:p>
        <text:p text:style-name="P15">I just want</text:p>
        <text:p text:style-name="P15">and which</text:p>
        <text:p text:style-name="P15">world I should</text:p>
        <text:p text:style-name="P15">left behind&lt;</text:p>
        <text:p text:style-name="P15">me, I know</text:p>
        <text:p text:style-name="P15">it'll be gone</text:p>
        <text:p text:style-name="P15">in some days</text:p>
        <text:p text:style-name="P15">I'll forget</text:p>
        <text:p text:style-name="P15">and maybe</text:p>
        <text:p text:style-name="P15">it's all illusion</text:p>
        <text:p text:style-name="P15">where everything</text:p>
        <text:p text:style-name="P15">is just a code.</text:p>
        <text:p text:style-name="P15">In one big nothing</text:p>
        <text:p text:style-name="P15">that's maybe all</text:p>
        <text:p text:style-name="P15">life could be</text:p>
        <text:p text:style-name="P15">so weird</text:p>
        <text:p text:style-name="P15">like I'm</text:p>
        <text:p text:style-name="P15">now missing</text:p>
        <text:p text:style-name="P15">you</text:p>
        <text:p text:style-name="P15">have seen me</text:p>
        <text:p text:style-name="P15">nobody saw</text:p>
        <text:p text:style-name="P15">nobody is there</text:p>
        <text:p text:style-name="P15">is just</text:p>
        <text:p text:style-name="P15">misunderstood</text:p>
        <text:p text:style-name="P15">me and maybe I am.</text:p>
        <text:p text:style-name="P15">What am I writing about?!</text:p>
        <text:p text:style-name="P15">About that all</text:p>
        <text:p text:style-name="P15">losing my head</text:p>
        <text:p text:style-name="P15">in the alternative</text:p>
        <text:p text:style-name="P15">parallels and times</text:p>
        <text:p text:style-name="P15">are real or no?</text:p>
        <text:p text:style-name="P15">I can't answer</text:p>
        <text:p text:style-name="P15">I don't know</text:p>
        <text:p text:style-name="P15">line in snow.</text:p>
        <text:p text:style-name="P15">Should I regret</text:p>
        <text:p text:style-name="P15">everything?</text:p>
        <text:p text:style-name="P15">I can't sleep</text:p>
        <text:p text:style-name="P15">into nothing.</text:p>
        <text:p text:style-name="P15">What am I waiting for?</text:p>
        <text:p text:style-name="P15">Falling down</text:p>
        <text:p text:style-name="P15">sorry</text:p>
        <text:p text:style-name="P15">I've died</text:p>
        <text:p text:style-name="P15">or have I just</text:p>
        <text:p text:style-name="P15">left behind?</text:p>
        <text:p text:style-name="P15">What am I</text:p>
        <text:p text:style-name="P15">doing here?</text:p>
        <text:p text:style-name="P15">So many</text:p>
        <text:p text:style-name="P15">lives to living,</text:p>
        <text:p text:style-name="P15">Less time to</text:p>
        <text:p text:style-name="P15">forgiving</text:p>
        <text:p text:style-name="P15">will be not reached</text:p>
        <text:p text:style-name="P15">anymore</text:p>
        <text:p text:style-name="P15">and never</text:p>
        <text:p text:style-name="P15">is too long time</text:p>
        <text:p text:style-name="P15">to promise</text:p>
        <text:p text:style-name="P15">of heaven</text:p>
        <text:p text:style-name="P15">and hell</text:p>
        <text:p text:style-name="P15">is a little bit closer</text:p>
        <text:p text:style-name="P15">like you need</text:p>
        <text:p text:style-name="P15">to know</text:p>
        <text:p text:style-name="P15">all about</text:p>
        <text:p text:style-name="P15">world around</text:p>
        <text:p text:style-name="P15">us is falling</text:p>
        <text:p text:style-name="P15">down to being dream</text:p>
        <text:p text:style-name="P15">of that everything</text:p>
        <text:p text:style-name="P15">and of this world</text:p>
        <text:p text:style-name="P15">is written</text:p>
        <text:p text:style-name="P15">by our hatred</text:p>
        <text:p text:style-name="P15">and misery.</text:p>
        <text:p text:style-name="P15">I don't know</text:p>
        <text:p text:style-name="P15">if I regret</text:p>
        <text:p text:style-name="P15">that everything.</text:p>
        <text:p text:style-name="P15">Can't find words</text:p>
        <text:p text:style-name="P15">to describe</text:p>
        <text:p text:style-name="P15">the wishes</text:p>
        <text:p text:style-name="P15">covered inside</text:p>
        <text:p text:style-name="P15">the grave</text:p>
        <text:p text:style-name="P15">is so deep</text:p>
        <text:p text:style-name="P15">to go there</text:p>
        <text:p text:style-name="P15">is too expensive</text:p>
        <text:p text:style-name="P15">ticket.</text:p>
        <text:p text:style-name="P15">I don't want to leave</text:p>
        <text:p text:style-name="P15">everything behind.</text:p>
        <text:p text:style-name="P15">Dark melancholy</text:p>
        <text:p text:style-name="P15">black</text:p>
        <text:p text:style-name="P15">atmospheric</text:p>
        <text:p text:style-name="P15">life to me</text:p>
        <text:p text:style-name="P15">to the deep</text:p>
        <text:p text:style-name="P15">of the time</text:p>
        <text:p text:style-name="P15">of the darkness</text:p>
        <text:p text:style-name="P15">in me.</text:p>
        <text:p text:style-name="P15">Can I carry on?</text:p>
        <text:p text:style-name="P15">Falling</text:p>
        <text:p text:style-name="P15">denying</text:p>
        <text:p text:style-name="P15">crying</text:p>
        <text:p text:style-name="P15">dying...</text:p>
        <text:p text:style-name="P15">Where am I</text:p>
        <text:p text:style-name="P15">when angels</text:p>
        <text:p text:style-name="P15">deserve to die?</text:p>
        <text:p text:style-name="P15">I'm coming,</text:p>
        <text:p text:style-name="P15">my darkness</text:p>
        <text:p text:style-name="P15">to disowned</text:p>
        <text:p text:style-name="P15">child.</text:p>
        <text:p text:style-name="P15">Regret nothing</text:p>
        <text:p text:style-name="P15">I can't</text:p>
        <text:p text:style-name="P15">I don't care</text:p>
        <text:p text:style-name="P15">still becoming numb</text:p>
        <text:p text:style-name="P15">what is worse?</text:p>
        <text:p text:style-name="P15">Memories are weepin'...</text:p>
      </text:section>
      <text:section text:style-name="Sect2" text:name="Sect6">
        <text:p text:style-name="P13"><text:soft-page-break/>THE UNCOVERED III.</text:p>
        <text:p text:style-name="P15"/>
        <text:p text:style-name="P8">Cover your times by lives,</text:p>
        <text:p text:style-name="P8">Cover your night by fights,</text:p>
        <text:p text:style-name="P8">Cover your cries by the sights,</text:p>
        <text:p text:style-name="P8">Cover the uncovered by ends...</text:p>
        <text:p text:style-name="P15"/>
        <text:p text:style-name="P15">Let me hear your words of hunger,</text:p>
        <text:p text:style-name="P15">mostly hunger what it is,</text:p>
        <text:p text:style-name="P15">Let me live your world of anger,</text:p>
        <text:p text:style-name="P15">one mortal's rhapsody,</text:p>
        <text:p text:style-name="P15">Let me find your house of secrets,</text:p>
        <text:p text:style-name="P15">slowly taken by,</text:p>
        <text:p text:style-name="P15">Let me see your gods of daylight,</text:p>
        <text:p text:style-name="P15">and your last tomb,</text:p>
        <text:p text:style-name="P15">Let me take my grave of covers,</text:p>
        <text:p text:style-name="P15">become the saint one,</text:p>
        <text:p text:style-name="P15">Let me dream your uncovered,</text:p>
        <text:p text:style-name="P15">all mine is theirs...</text:p>
        <text:p text:style-name="P15"/>
        <text:p text:style-name="P16">Can I use your illusion</text:p>
        <text:p text:style-name="P16">to cover another life?</text:p>
        <text:p text:style-name="P16">Can I use that confusion,</text:p>
        <text:p text:style-name="P16">to stay outside?</text:p>
        <text:p text:style-name="P16">Can I forget for mistaken,</text:p>
        <text:p text:style-name="P16">and who am I?</text:p>
        <text:p text:style-name="P16">Can I forget for the taken</text:p>
        <text:p text:style-name="P16">who were gone?</text:p>
        <text:p text:style-name="P16">Can I love your living</text:p>
        <text:p text:style-name="P16">bringing lives back?</text:p>
        <text:p text:style-name="P16">Can I love that dreaming</text:p>
        <text:p text:style-name="P16">uncovered covering?</text:p>
        <text:p text:style-name="P16">Can I cover my dimension</text:p>
        <text:p text:style-name="P16">freeze all is saint?</text:p>
        <text:p text:style-name="P16">Can I cover our creation</text:p>
        <text:p text:style-name="P16">and all us uncovered?</text:p>
        <text:p text:style-name="P16"/>
        <text:p text:style-name="P9">Uncover the grave.</text:p>
        <text:p text:style-name="P9">Uncover the death,</text:p>
        <text:p text:style-name="P9">Uncover the god,</text:p>
        <text:p text:style-name="P9">Uncover the cover,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9"><text:soft-page-break/><text:span text:style-name="Strong"><text:span text:style-name="T2">To The Eternit</text:span></text:span><text:span text:style-name="Strong"><text:span text:style-name="T1">y</text:span></text:span></text:p>
        <text:p text:style-name="P15"/>
        <text:p text:style-name="P15">Send me your life,</text:p>
        <text:p text:style-name="P15">Into the deep,</text:p>
        <text:p text:style-name="P15">I’ll care about</text:p>
        <text:p text:style-name="P15">That little dream</text:p>
        <text:p text:style-name="P15">Send me your soul</text:p>
        <text:p text:style-name="P15">Straight to the heaven</text:p>
        <text:p text:style-name="P15">Weepin’ and sleepin’</text:p>
        <text:p text:style-name="P15">The demons seven</text:p>
        <text:p text:style-name="P15">Send me your mind,</text:p>
        <text:p text:style-name="P15">To silent side</text:p>
        <text:p text:style-name="P15">Nobody leaves</text:p>
        <text:p text:style-name="P15">From the plans,</text:p>
        <text:p text:style-name="P15">I’ll take your silence – I’ll break the alliance</text:p>
        <text:p text:style-name="P15">Between love and hate</text:p>
        <text:p text:style-name="P15">I’ll burn that line – I’ll disturb my funeral</text:p>
        <text:p text:style-name="P15">Come closer that I’ve ever been,</text:p>
        <text:p text:style-name="P15">I’m now step from borderline,</text:p>
        <text:p text:style-name="P15">Will you come over and die?</text:p>
        <text:p text:style-name="P15">I’m now closer to being of eternity,</text:p>
        <text:p text:style-name="P15">Can you change your view of reality?</text:p>
        <text:p text:style-name="P15">Can I get out of the eternity?</text:p>
        <text:p text:style-name="P15">Send my your life to the eternity,</text:p>
        <text:p text:style-name="P15">Before I’ll get out,</text:p>
        <text:p text:style-name="P15">Send me your mind to the reality,</text:p>
        <text:p text:style-name="P15">Before I’ll stay out,</text:p>
        <text:p text:style-name="P15">Send me love to the box of illusions,</text:p>
        <text:p text:style-name="P15">Before I’ll forget,</text:p>
        <text:p text:style-name="P15">Send me your life to another dimension,</text:p>
        <text:p text:style-name="P15">Before I’ll end with being there,</text:p>
        <text:p text:style-name="P15">To the eternity – take me to way</text:p>
        <text:p text:style-name="P15">From the eternity</text:p>
        <text:p text:style-name="P15">Saint without saves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h text:style-name="Heading_20_4" text:outline-level="4"><text:soft-page-break/>Wake Me When It’s Over</text:h>
        <text:p text:style-name="P15"/>
        <text:p text:style-name="P15">I sold the lives for the pain,</text:p>
        <text:p text:style-name="P15">All words became same,</text:p>
        <text:p text:style-name="P15">I see, all is coming to die,</text:p>
        <text:p text:style-name="P15">Trust me, I’m gonna be real,</text:p>
        <text:p text:style-name="P15">See the ends – what do you feel?</text:p>
        <text:p text:style-name="P15">End are coming closer,</text:p>
        <text:p text:style-name="P15">I’ve known I’m falling down,</text:p>
        <text:p text:style-name="P15">But I can’t stand for waitin’ for dawn,</text:p>
        <text:p text:style-name="P15">Still see night’s empty eyes.</text:p>
        <text:p text:style-name="P15">Let me one moment know about,</text:p>
        <text:p text:style-name="P15">What will be about getting’ out,</text:p>
        <text:p text:style-name="P15">Go away and don’t return back,</text:p>
        <text:p text:style-name="P15">Tell me dark words to cry,</text:p>
        <text:p text:style-name="P15">Silent river’s streams to die,</text:p>
        <text:p text:style-name="P15">I’ll come cross this empty line,</text:p>
        <text:p text:style-name="P15">I’m lying on my cold grave,</text:p>
        <text:p text:style-name="P15">No one will come and save,</text:p>
        <text:p text:style-name="P15">My dreams are getting’ cold,</text:p>
        <text:p text:style-name="P15">Can you walk around the world</text:p>
        <text:p text:style-name="P15">With motivation say no word,</text:p>
        <text:p text:style-name="P15">Can you tear my death apart?</text:p>
        <text:p text:style-name="P15">Swim in water so cold,</text:p>
        <text:p text:style-name="P15">River if deadly, river of souls,</text:p>
        <text:p text:style-name="P15">Taste my death and return.</text:p>
        <text:p text:style-name="P15">Awake now and carry on,</text:p>
        <text:p text:style-name="P15">Co on and run away from tomb,</text:p>
        <text:p text:style-name="P15">Awaking in the morning red.</text:p>
        <text:p text:style-name="P15">Dear, can you listen to me?</text:p>
        <text:p text:style-name="P15">Silent dreams are getting free,</text:p>
        <text:p text:style-name="P15">Wake me up and call me awaken.</text:p>
        <text:p text:style-name="P15">When I’ve got is, so cold,</text:p>
        <text:p text:style-name="P15">In cold grave, in cold tomb,</text:p>
        <text:p text:style-name="P15">Wake me up when it’s all over.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oft-page-break/>Part IV.</text:p>
        <text:h text:style-name="P38" text:outline-level="4">Momentum</text:h>
        <text:p text:style-name="P29"/>
        <text:list xml:id="list2713620816567" text:style-name="WWNum1">
          <text:list-item>
            <text:p text:style-name="P33">Shock</text:p>
          </text:list-item>
          <text:list-item>
            <text:p text:style-name="P34"><text:bookmark-start text:name="__DdeLink__3342_244929373"/>Konečná</text:p>
          </text:list-item>
          <text:list-item>
            <text:p text:style-name="P34">Bohyňa Tmáru</text:p>
          </text:list-item>
          <text:list-item>
            <text:p text:style-name="P35">The Uncovered IV.</text:p>
          </text:list-item>
          <text:list-item>
            <text:p text:style-name="P35">Momentum</text:p>
          </text:list-item>
          <text:list-item>
            <text:p text:style-name="P34">Bohyňa Noci<text:bookmark-end text:name="__DdeLink__3342_244929373"/></text:p>
          </text:list-item>
        </text:list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oft-page-break/></text:p>
        <text:p text:style-name="P46">Shock</text:p>
        <text:p text:style-name="P6">Shock me,</text:p>
        <text:p text:style-name="P8">As piece of God,</text:p>
        <text:p text:style-name="P8">Shock me,</text:p>
        <text:p text:style-name="P8">New moment</text:p>
        <text:p text:style-name="P8">Don't stuck,</text:p>
        <text:p text:style-name="P8">Shock me</text:p>
        <text:p text:style-name="P8">with your life and death</text:p>
        <text:p text:style-name="P8">Shock me,</text:p>
        <text:p text:style-name="P8">Welcome to empire of undead...</text:p>
        <text:p text:style-name="P15">I'm sitting hearing heaven judgement,</text:p>
        <text:p text:style-name="P15">I've seen everything before,</text:p>
        <text:p text:style-name="P15">I'm an angel of life and death,</text:p>
        <text:p text:style-name="P15">Let me see all what you lived for,</text:p>
        <text:p text:style-name="P15">I'm a goddess of your innocence,</text:p>
        <text:p text:style-name="P15">To break all world's borderlines,</text:p>
        <text:p text:style-name="P15">I'm a silent storm of time and space.</text:p>
        <text:p text:style-name="P15">Let me see what you wanted after wine,</text:p>
        <text:p text:style-name="P15">I'm watching you getting heaven judgement,</text:p>
        <text:p text:style-name="P15">I still believe it will be more.</text:p>
        <text:p text:style-name="P15">I'm breaking the mask of innocence,</text:p>
        <text:p text:style-name="P15">Let me be shocked and show the sin show...</text:p>
        <text:p text:style-name="P8">Shock me,</text:p>
        <text:p text:style-name="P8">I want to see,</text:p>
        <text:p text:style-name="P8">Shock me,</text:p>
        <text:p text:style-name="P8">Tell me some dream,</text:p>
        <text:p text:style-name="P8">Shock me,</text:p>
        <text:p text:style-name="P8">Don't let me wait,</text:p>
        <text:p text:style-name="P8">Shock me,</text:p>
        <text:p text:style-name="P8">Pain is a gain...</text:p>
        <text:p text:style-name="P15">I'm watching the heaven judgement,</text:p>
        <text:p text:style-name="P15">Nothing is now too hardcore,</text:p>
        <text:p text:style-name="P15">I'm cynic and I'm just watching,</text:p>
        <text:p text:style-name="P15">I know everything can be ignored,</text:p>
        <text:p text:style-name="P15">I'm a bored guard of evil,</text:p>
        <text:p text:style-name="P15">And I don't know what to do,</text:p>
        <text:p text:style-name="P15">I'm waiting for real devil,</text:p>
        <text:p text:style-name="P15">Every sinner is too average for hell.</text:p>
        <text:p text:style-name="P15">I'm a judge giving heaven judgement,</text:p>
        <text:p text:style-name="P15">I'm still waiting for the gore,</text:p>
        <text:p text:style-name="P15">I hope you will be my shock, then,</text:p>
        <text:p text:style-name="P15">Shock me and I'll open my door,</text:p>
        <text:p text:style-name="P8">Shock me,</text:p>
        <text:p text:style-name="P8">Without stereotype,</text:p>
        <text:p text:style-name="P8">Shock me,</text:p>
        <text:p text:style-name="P8">Something new</text:p>
        <text:p text:style-name="P8">for the average day,</text:p>
        <text:p text:style-name="P8">Shock me,</text:p>
        <text:p text:style-name="P8">I want the pain,</text:p>
        <text:p text:style-name="P8">Shock me,</text:p>
        <text:p text:style-name="P8">not that old again and again,</text:p>
        <text:p text:style-name="P8"><text:soft-page-break/>Shock me...</text:p>
        <text:p text:style-name="P47">Konečná</text:p>
        <text:p text:style-name="P22"/>
        <text:p text:style-name="P22">Som koncom ničoho, len sa tak nazývam,</text:p>
        <text:p text:style-name="P22">Posledná hodina dňa práve odbila,</text:p>
        <text:p text:style-name="P22">Sedím si v temnote, rozmýšľam nad svetom,</text:p>
        <text:p text:style-name="P22">Obklopená čiernou, chladnou temnotou,</text:p>
        <text:p text:style-name="P22">Sedím si na brale, priepasťou tmavou nad,</text:p>
        <text:p text:style-name="P22">Iba krok ku koncu, iba krok a príde pád.</text:p>
        <text:p text:style-name="P22">Črepy udalostí už zapadli do mozaiky,</text:p>
        <text:p text:style-name="P22">Odchody a príchody pozorujem z diaľky,</text:p>
        <text:p text:style-name="P22">Kým nepríde šok, všetko je dokopy zliate,</text:p>
        <text:p text:style-name="P22">Ako jedno zrkadlo, jeden život v zlate.</text:p>
        <text:p text:style-name="P22">Som koncom ničoho, koncom sa len volám,</text:p>
        <text:p text:style-name="P22">Ako kolobeh nič nekončí, znova.</text:p>
        <text:p text:style-name="P22">Opradená temnotou, v čiernom šate,</text:p>
        <text:p text:style-name="P22">Som koncom, ale kto túži <text:span text:style-name="T6">po </text:span>odplate?</text:p>
        <text:p text:style-name="P22">Rozpadá sa zrkadlo, aby sa zas zložilo,</text:p>
        <text:p text:style-name="P22">Toto je koniec, toto ma zabilo.</text:p>
        <text:p text:style-name="P22">Toto je zmena a toto je smrť,</text:p>
        <text:p text:style-name="P22">Toto je po Styxe na plti naša púť...</text:p>
        <text:p text:style-name="P22">Som koncom seba a nazývam sa temnou,</text:p>
        <text:p text:style-name="P22">Keď prestaneš žiť a staneš sa hrou.</text:p>
        <text:p text:style-name="P22">Zrkadlo sa spája do hodín z hliny,</text:p>
        <text:p text:style-name="P22">A tie práve odbili, odbili hodiny.</text:p>
        <text:p text:style-name="P22">Toto je koniec a ja som v čiernom,</text:p>
        <text:p text:style-name="P22">Toto je konečná a ja som stále snom.</text:p>
        <text:p text:style-name="P22">Som konečnou sebe a svojim menám,</text:p>
        <text:p text:style-name="P22">Ako v labyrinte, do stredu hry cestu hľadám.</text:p>
        <text:p text:style-name="P22">Zakukliť sa naveky a ostať v jednom čiernom sne,</text:p>
        <text:p text:style-name="P22">Ako bolo na počiatku, tak nech i na konci je.</text:p>
        <text:p text:style-name="P22">Konce koncov ako voda plynú kým sa nedostanú ku mne,</text:p>
        <text:p text:style-name="P22">Nikto ich nezozbiera a nič nezažne.</text:p>
        <text:p text:style-name="P22">Som slovo svoje a nazývam sa konečnou,</text:p>
        <text:p text:style-name="P22">Nepresiahne nik hranicu mojich snov,</text:p>
        <text:p text:style-name="P22">Rozbi zrkadlo na kusy a črepy ťa zrania,</text:p>
        <text:p text:style-name="P22">Ležiaca na brale, nedočkám sa svitania.</text:p>
        <text:p text:style-name="P22">Vychádza mesiac, ale zastrú ho hviezdy,</text:p>
        <text:p text:style-name="P22">Ako praví hra, tak nech je vždy.</text:p>
        <text:p text:style-name="P22">Sedím nad priepasťou, hrám sa s koncami,</text:p>
        <text:p text:style-name="P22">Vlečie sa dlhá šnúra črepov medzi horami,</text:p>
        <text:p text:style-name="P22">Som nad priepasťou, ale dolu nepadnem,</text:p>
        <text:p text:style-name="P22">Som nad priepasťou, ale stále na dne.</text:p>
        <text:p text:style-name="P23">V čiernom šate konečná, chodí medzi hviezdami,</text:p>
        <text:p text:style-name="P23">Jej stopy sú zdobené, zrkadla črepmi,</text:p>
        <text:p text:style-name="P23">Rozbité zrkadlá trhajú hranice hry a ničia mi kuklu,</text:p>
        <text:p text:style-name="P23">Rozbité obrazy už nikdy nemuknú.</text:p>
        <text:p text:style-name="P23">Čistý bol obraz kým nepadol črep,</text:p>
        <text:p text:style-name="P23">Rozbilo sa zrkadlo a už ho niet,</text:p>
        <text:p text:style-name="P23">Zavládol chaos a aj mňa dosiahol,</text:p>
        <text:p text:style-name="P23">Stojím na konečnej, v chaose, bezo slov,</text:p>
        <text:p text:style-name="P23">Volám sa koncom, som koncom ničoho,</text:p>
        <text:p text:style-name="P23"><text:soft-page-break/>Nado mnou črepy, rozbili zrkadlo...</text:p>
        <text:p text:style-name="P48">Bohyňa Tmáru</text:p>
        <text:p text:style-name="P23">Drahá ako tma nebeská,</text:p>
        <text:p text:style-name="P23">bohyňa kráča po súhvezdiach,</text:p>
        <text:p text:style-name="P23">Kráča a zakrýva ich plášťom svojím,</text:p>
        <text:p text:style-name="P23">naveky s ňou budeme svoji.</text:p>
        <text:p text:style-name="P23">Kým slnko nevstane, spolu sme v temňave,</text:p>
        <text:p text:style-name="P23">Svitanie ukončí účasť v hre.</text:p>
        <text:p text:style-name="P23">Ako slová ako sny,</text:p>
        <text:p text:style-name="P23">V noci sme temnota my.</text:p>
        <text:p text:style-name="P23">Zakryla mesiac a hviezdy tiež,</text:p>
        <text:p text:style-name="P23">za ich oponou nás už nezazrieš.</text:p>
        <text:p text:style-name="P23">Temná je obloha, noc tmavá,</text:p>
        <text:p text:style-name="P23">noc je nám priateľom, v nej moja drahá.</text:p>
        <text:p text:style-name="P23">Zakryje nás noc a koncom je svetlo,</text:p>
        <text:p text:style-name="P23">zatvára nás do pádu až na dno.</text:p>
        <text:p text:style-name="P23">Ty si tu stále – bohyňa tmáru,</text:p>
        <text:p text:style-name="P23">a ja vždy prídem, k tvojmu oltáru.</text:p>
        <text:p text:style-name="P23">Drahá ako temnota uprostred noci,</text:p>
        <text:p text:style-name="P22">po svitaní už ostávam bez pomoci.</text:p>
        <text:p text:style-name="P22">Tak temná a tak ďaleko je drahá,</text:p>
        <text:p text:style-name="P22">krásna ako hviezdy, ako noc tmavá.</text:p>
        <text:p text:style-name="P22">Cez deň sú to míle a v noci je so mnou,</text:p>
        <text:p text:style-name="P22">od súmraku keď porazí slnko tmou.</text:p>
        <text:p text:style-name="P22">Cez deň je smútok, cez noc ju mám sebe pri,</text:p>
        <text:p text:style-name="P22">Cez deň spomínam, v noci snívam sny,</text:p>
        <text:p text:style-name="P22">Cez deň na ňu myslím, na nič iné,</text:p>
        <text:p text:style-name="P22">Keď sa znova po súmraku, v tme uvidíme.</text:p>
        <text:p text:style-name="P22">Cez deň za ňou smútim, chýba mi bohyňa,</text:p>
        <text:p text:style-name="P22">A či ona na mňa, tiež cez deň spomína?</text:p>
        <text:p text:style-name="P22">Cez deň snívam o nej, cez noc na chvíľu,</text:p>
        <text:p text:style-name="P22">Prečo všetky noci, <text:span text:style-name="T6">po </text:span>svitaní pominú?</text:p>
        <text:p text:style-name="P22">Cez deň čas svoj márnim, len na ňu myslím,</text:p>
        <text:p text:style-name="P22">Je mesiacom mojich nocí, pošialila zmysly,</text:p>
        <text:p text:style-name="P22">Tak stále túžim po tej nočnej hodine,</text:p>
        <text:p text:style-name="P22">Keď je po súmraku a my sa vidíme,</text:p>
        <text:p text:style-name="P22">A či ona tiež túži, túži po nociach tých,</text:p>
        <text:p text:style-name="P22">Kde sme spolu za tmou, v tme ukrytí?</text:p>
        <text:p text:style-name="P22">Tak môj čas sa márni a ona je tam,</text:p>
        <text:p text:style-name="P22">Temnota noci skrytá a už len ju mám,</text:p>
        <text:p text:style-name="P22">Tak začierni moju myseľ, ako slovo, ako zmysel,</text:p>
        <text:p text:style-name="P22">Myslím len na chvíľu, keď uvidím ťa zase.</text:p>
        <text:p text:style-name="P22">Tak krásna noci, len tvoja a inej nie,</text:p>
        <text:p text:style-name="P22">A či to je tvoja krása, čo posadlosť túto nesie?</text:p>
        <text:p text:style-name="P22">Už len ty žiadna iná, už len na teba myslím, spomínam,</text:p>
        <text:p text:style-name="P22">ty si tma môjho dňa a mesiac mojej noci, už len teba mám.</text:p>
        <text:p text:style-name="P22">Cez deň ležím pri okne a čakám na súmrak,</text:p>
        <text:p text:style-name="P22">zakaždým sa vtedy mihne v mojej mysli strach.</text:p>
        <text:p text:style-name="P22">A čí prídeš stále, ešte jeden raz,</text:p>
        <text:p text:style-name="P22">či som tvoja jediná, 'bo len jedna z nás?</text:p>
        <text:p text:style-name="P22">Tak márnim svoj život a ona je mojou nocou,</text:p>
        <text:p text:style-name="P22">tak prichádzam ku koncu, opantaná jej mocou.</text:p>
        <text:p text:style-name="P22"><text:soft-page-break/>A kým <text:span text:style-name="T6">j</text:span>a smútim ona ma nehľadá.</text:p>
        <text:p text:style-name="P44">The Uncovered IV.</text:p>
        <text:p text:style-name="P24"/>
        <text:p text:style-name="P24">Lines in sand are weepin' slowly,</text:p>
        <text:p text:style-name="P24">Human's got himself into shadowy,</text:p>
        <text:p text:style-name="P24">One under life and one under death,</text:p>
        <text:p text:style-name="P24">Words unspoken and what I've said.</text:p>
        <text:p text:style-name="P24"/>
        <text:p text:style-name="P24">Lonely life – I wouldn't try</text:p>
        <text:p text:style-name="P24">Can you leave me – as I can see?</text:p>
        <text:p text:style-name="P24">So dark night – I'm stupified.</text:p>
        <text:p text:style-name="P24"/>
        <text:p text:style-name="P24">Uncover me – we're the voices of hunger,</text:p>
        <text:p text:style-name="P24">Uncover me – we're the angels of the dark,</text:p>
        <text:p text:style-name="P24">Uncover me – we're the prophecy of eternity,</text:p>
        <text:p text:style-name="P24">Uncover me – we're the cover of reality,</text:p>
        <text:p text:style-name="P24"/>
        <text:p text:style-name="P24">Uncover me – can I lie next day?</text:p>
        <text:p text:style-name="P24">Uncover me – can I reach what do I pray?</text:p>
        <text:p text:style-name="P24">Uncover me – can I forget the past?</text:p>
        <text:p text:style-name="P24">Uncover me – can I divide day the last?</text:p>
        <text:p text:style-name="P24"/>
        <text:p text:style-name="P24">Uncover me – let me try breaking borderlines,</text:p>
        <text:p text:style-name="P24">Uncover me – let me be the priest of hail,</text:p>
        <text:p text:style-name="P24">Uncover me – let me taste the music of death,</text:p>
        <text:p text:style-name="P24">Uncover me – let me see the being glorified,</text:p>
        <text:p text:style-name="P24"/>
        <text:p text:style-name="P24">Uncover me – stealing my emotions control,</text:p>
        <text:p text:style-name="P24">Uncover me – stealing my fear and pain,</text:p>
        <text:p text:style-name="P24">Uncover me – stealing my horror again,</text:p>
        <text:p text:style-name="P24">Uncover me – stealing my words to pray,</text:p>
        <text:p text:style-name="P24"/>
        <text:p text:style-name="P24">Uncover me – paint the world to black,</text:p>
        <text:p text:style-name="P24">Uncover me – paint the empire of dead,</text:p>
        <text:p text:style-name="P24">Uncover me – paint the tales to saint,</text:p>
        <text:p text:style-name="P24">Uncover me – paint the creation to dark,</text:p>
        <text:p text:style-name="P24"/>
        <text:p text:style-name="P24">Uncover me – I've become insane,</text:p>
        <text:p text:style-name="P24">Uncover me – I've got the priest's chain,</text:p>
        <text:p text:style-name="P24">Uncover me – I've lost the sense to difference,</text:p>
        <text:p text:style-name="P24">Uncover me – I've been transformed into uncovered.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><text:soft-page-break/></text:p>
        <text:p text:style-name="P44">Momentum</text:p>
        <text:p text:style-name="P24"/>
      </text:section>
      <text:section text:style-name="Sect1" text:name="Sect7">
        <text:p text:style-name="P27">V tak tmavej noci a v tak tmavej hodine,</text:p>
        <text:p text:style-name="P27">Kde nikto nedozvie 's, nik nespočinie,</text:p>
        <text:p text:style-name="P27">V tak tmavej noci v tak tmavej čiernej,</text:p>
        <text:p text:style-name="P27">Kto si na túto noc, okrem mňa spomenie?</text:p>
        <text:p text:style-name="P27"/>
        <text:p text:style-name="P27">Tak dlhé polnoci v tak časoch minulých,</text:p>
        <text:p text:style-name="P27">Kto si spomenul, ten už je zosnulý,</text:p>
        <text:p text:style-name="P27">Tak dlhé pohľady do tak tmavých očí,</text:p>
        <text:p text:style-name="P27">Kto ju nepoznal, nikdy už nezočí.</text:p>
        <text:p text:style-name="P27"/>
        <text:p text:style-name="P27">Tak pomaly plynie čas a tak rýchlo nás dobehol,</text:p>
        <text:p text:style-name="P27">Kým to všetko nezačalo, nebolo len hrou,</text:p>
        <text:p text:style-name="P27">Tak pomaly tečú rieky a tak skoro prídu do mora,</text:p>
        <text:p text:style-name="P27">Rany dávne prúdy rieky nikdy nezhoja.</text:p>
        <text:p text:style-name="P27"/>
        <text:p text:style-name="P27">V tak krátkej sekunde na tak dlhú dobu,</text:p>
        <text:p text:style-name="P27">V jedinom momente, čo nemá obdobu,</text:p>
        <text:p text:style-name="P27">V tak krátkom momente, v tak chvíli krásnej,</text:p>
        <text:p text:style-name="P27">Tá sila momentu pri tichu hlasnej.</text:p>
      </text:section>
      <text:section text:style-name="Sect2" text:name="Sect8">
        <text:p text:style-name="P22">Kráčala do tmy a do čierňavy,</text:p>
        <text:p text:style-name="P22">Tam nie je nič, čo ju zastaví,</text:p>
        <text:p text:style-name="P22">Potom sa otočí a kráča spať,</text:p>
        <text:p text:style-name="P22">Ona je bez cieľa, ona nemá svet.</text:p>
        <text:p text:style-name="P22"/>
        <text:p text:style-name="P22">Strácala sa v tme a zas vychádzala,</text:p>
        <text:p text:style-name="P22">Nečakala na záchranu, ona nemá kráľa,</text:p>
        <text:p text:style-name="P22">Nič nikomu nehovorí, ona nemá svet,</text:p>
        <text:p text:style-name="P22">Jej príbeh si iba z obrazu toho spleť.</text:p>
        <text:p text:style-name="P22"/>
        <text:p text:style-name="P22">Kráčala vždy osamelá, sama naveky,</text:p>
        <text:p text:style-name="P22">Nie je tam zem zasľúbená, ona nemá hriechy,</text:p>
        <text:p text:style-name="P22">Ona je len temnota z ktorej prichádza,</text:p>
        <text:p text:style-name="P22">Medzi ňou je priepasť, tak veľká hrádza,</text:p>
        <text:p text:style-name="P22"/>
        <text:p text:style-name="P22">Nenosila nič pri sebe, nič to neznamená,</text:p>
        <text:p text:style-name="P22">Ona kráča naveky, ona nemá mená,</text:p>
        <text:p text:style-name="P22">Ona kráča v temnote, ona nemá chodník,</text:p>
        <text:p text:style-name="P22">Tam na jej cesty, nezablúdi nik.</text:p>
        <text:p text:style-name="P22"/>
        <text:p text:style-name="P22">Hrá jej pri ceste hlasné ticho čiernej,</text:p>
        <text:p text:style-name="P22">Ta ten obraz nezabudnem, mrazivo je z nej,</text:p>
        <text:p text:style-name="P22">Tak je sama, osamelá, na ceste bez konca,</text:p>
        <text:p text:style-name="P22">Nik ju vidieť ako nemá, ale stalo sa.</text:p>
        <text:p text:style-name="P22"/>
        <text:p text:style-name="P22">Videla som ako kráča do koncov,</text:p>
        <text:p text:style-name="P22">A vtedy som zatúžila byť iba s ňou,</text:p>
        <text:p text:style-name="P22">Nikdy už neodídem od temnoty, ako jej šaty čiernej,</text:p>
        <text:p text:style-name="P22">Pokým na nej môj zrak znovu nespočinie.</text:p>
        <text:p text:style-name="P22"/>
        <text:p text:style-name="P22">Pokým ma jej ruky neobíjmu, neprestanem,</text:p>
        <text:p text:style-name="P22">Už iba jej Čiernosť vidím, mám oči len pre ne,</text:p>
        <text:p text:style-name="P22">Pokým s ňou nebudem, pri nej nespočiniem,</text:p>
        <text:p text:style-name="P22">Pokým ona zas nepríde a nebude pri mne,</text:p>
        <text:p text:style-name="P22"/>
        <text:p text:style-name="P22">Stále vidím jej kroky, kráčajúce do temnoty,</text:p>
        <text:p text:style-name="P22">Stále vidím jej očí hľadiace do nemoty,</text:p>
        <text:p text:style-name="P22">Stále vidím jej šaty vejúce v bezvetrí,</text:p>
        <text:p text:style-name="P22">To momentum ma posadlo, zobralo mi životy.</text:p>
        <text:p text:style-name="P22"><text:soft-page-break/></text:p>
        <text:p text:style-name="P47">Bohyňa Noci</text:p>
        <text:p text:style-name="P22"/>
        <text:p text:style-name="P27">Stojí bez konca</text:p>
        <text:p text:style-name="P27">a koniec bez začiatku,</text:p>
        <text:p text:style-name="P27">A nech je všetko,</text:p>
        <text:p text:style-name="P27">ako na počiatku</text:p>
        <text:p text:style-name="P27">Amen.</text:p>
        <text:p text:style-name="P27"/>
        <text:p text:style-name="P22">Studené kamene tvojej tváre,</text:p>
        <text:p text:style-name="P22">Tak chladná, tak ďaleko stále,</text:p>
        <text:p text:style-name="P22">Havrany čierne sú na jej ramenách,</text:p>
        <text:p text:style-name="P22">Z tichej blízkosti ide strach.</text:p>
        <text:p text:style-name="P22">Ona je koncom</text:p>
        <text:p text:style-name="P22">a vzýva začiatok.</text:p>
        <text:p text:style-name="P22"/>
        <text:p text:style-name="P22">Stojí tam socha,</text:p>
        <text:p text:style-name="P22">tak chladná, bez života,</text:p>
        <text:p text:style-name="P22">Srší z nej smrť a chladná temnota,</text:p>
        <text:p text:style-name="P22">Požehnanie ti nikdy nedá,</text:p>
        <text:p text:style-name="P22">od nej sa odchádza do stratena.</text:p>
        <text:p text:style-name="P22"/>
        <text:p text:style-name="P22">Ona je ľadom, zimou a koncami,</text:p>
        <text:p text:style-name="P22">chladná a bez citu,</text:p>
        <text:p text:style-name="P22">sleduje s podstavy.</text:p>
        <text:p text:style-name="P22"/>
        <text:p text:style-name="P22">Požehnaná buď, pani ničoty,</text:p>
        <text:p text:style-name="P22">Spočítaj toliare a vyber stý,</text:p>
        <text:p text:style-name="P22">A zaplať bohyni mnohých tvárí,</text:p>
        <text:p text:style-name="P22">Objímaná duchmi, ležiaca na oltári.</text:p>
        <text:p text:style-name="P22"/>
        <text:p text:style-name="P22">Zabudnúť už nezabudnem,</text:p>
        <text:p text:style-name="P22">na dotyk smrti sa nezabúda,</text:p>
        <text:p text:style-name="P22">chladná je bohyňa – posledná živá.</text:p>
        <text:p text:style-name="P22"/>
        <text:p text:style-name="P22">Neskloníš sa pred ňou a ona si ťa vezme,</text:p>
        <text:p text:style-name="P22">Obrúčku z kameňa,</text:p>
        <text:p text:style-name="P22">šaty železné.</text:p>
        <text:p text:style-name="P22"/>
        <text:p text:style-name="P22">Otvárame oči do noci temnej,</text:p>
        <text:p text:style-name="P22">Jej dotyk zostudí,</text:p>
        <text:p text:style-name="P22">nič už nehreje,</text:p>
        <text:p text:style-name="P22">Posledná milenka – chladná pani smrti.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><text:soft-page-break/></text:p>
        <text:p text:style-name="P22">Part V.</text:p>
        <text:h text:style-name="P39" text:outline-level="4">Preaches Of The Graves</text:h>
        <text:p text:style-name="P30"/>
        <text:list xml:id="list4972635712876479439" text:style-name="L2">
          <text:list-item>
            <text:p text:style-name="P36">Opening (Prologue)</text:p>
          </text:list-item>
          <text:list-item>
            <text:p text:style-name="P37">Without the Sound</text:p>
          </text:list-item>
          <text:list-item>
            <text:p text:style-name="P37">Pray</text:p>
          </text:list-item>
          <text:list-item>
            <text:p text:style-name="P37">The Uncovered V.</text:p>
          </text:list-item>
          <text:list-item>
            <text:p text:style-name="P37">Preachers Of The Graves</text:p>
          </text:list-item>
          <text:list-item>
            <text:p text:style-name="P37">Morbid Angel (Epilogue)</text:p>
          </text:list-item>
        </text:list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><text:soft-page-break/></text:p>
        <text:p text:style-name="P44">Opening (Prologue)</text:p>
        <text:p text:style-name="P24">Amen</text:p>
        <text:p text:style-name="P24">My lord, I pray to you,</text:p>
        <text:p text:style-name="P24">In the name of all your mercy,</text:p>
        <text:p text:style-name="P24">Please give me the force to go,</text:p>
        <text:p text:style-name="P24">Please give me power to fight,</text:p>
        <text:p text:style-name="P24">To win the battle of the light,</text:p>
        <text:p text:style-name="P24">Please my Lord, send your angel,</text:p>
        <text:p text:style-name="P24">To save lives,</text:p>
        <text:p text:style-name="P24">While they're incoming,</text:p>
        <text:p text:style-name="P24">Devilish seed's fields,</text:p>
        <text:p text:style-name="P24">They called themselves uncovered,</text:p>
        <text:p text:style-name="P24">And they are near.</text:p>
        <text:p text:style-name="P24">Amen</text:p>
        <text:p text:style-name="P24">Could I ask you,</text:p>
        <text:p text:style-name="P24">my Lord,</text:p>
        <text:p text:style-name="P24">for the savior,</text:p>
        <text:p text:style-name="P24">for the new world,</text:p>
        <text:p text:style-name="P24">they are incoming,</text:p>
        <text:p text:style-name="P24">they are taking,</text:p>
        <text:p text:style-name="P24">all human lives, they are breaking.</text:p>
        <text:p text:style-name="P24">Amen</text:p>
        <text:p text:style-name="P24">My Lord I pray to you,</text:p>
        <text:p text:style-name="P24">to all saints,</text:p>
        <text:p text:style-name="P24">I sanctify you,</text:p>
        <text:p text:style-name="P24">I brought you a sacrifice,</text:p>
        <text:p text:style-name="P24">so listen me please,</text:p>
        <text:p text:style-name="P24">I need your mercy,</text:p>
        <text:p text:style-name="P24">I wish be saved,</text:p>
        <text:p text:style-name="P24">My Lord,</text:p>
        <text:p text:style-name="P24">listen to me,</text:p>
        <text:p text:style-name="P24">please, give me what I want,</text:p>
        <text:p text:style-name="P24">Amen</text:p>
        <text:p text:style-name="P24">In the name of your greatness,</text:p>
        <text:p text:style-name="P24">Can you hear me Lord?</text:p>
        <text:p text:style-name="P24">They're incoming,</text:p>
        <text:p text:style-name="P24">they're near,</text:p>
        <text:p text:style-name="P24">Please, do something,</text:p>
        <text:p text:style-name="P24">to they'll disappear.</text:p>
        <text:p text:style-name="P24">Amen</text:p>
        <text:p text:style-name="P24">Oh my God,</text:p>
        <text:p text:style-name="P24">Oh the heavens,</text:p>
        <text:p text:style-name="P24">I please you and what?</text:p>
        <text:p text:style-name="P24">Where are the angels,</text:p>
        <text:p text:style-name="P24">I prayed a and you?</text:p>
        <text:p text:style-name="P24">Amen</text:p>
        <text:p text:style-name="P24">Near <text:s/>all saints,</text:p>
        <text:p text:style-name="P24">take me to heaven,</text:p>
        <text:p text:style-name="P24">I can't leave,</text:p>
        <text:p text:style-name="P24">I can't be saved,</text:p>
        <text:p text:style-name="P24">Just you are the Savior,</text:p>
        <text:p text:style-name="P24"><text:soft-page-break/>Amen.</text:p>
        <text:p text:style-name="P44">Without The Sound</text:p>
        <text:p text:style-name="P24"/>
        <text:p text:style-name="P24">There's more nothing to lose,</text:p>
        <text:p text:style-name="P24">Just a lives I can abuse,</text:p>
        <text:p text:style-name="P24">I felt into the darkness,</text:p>
        <text:p text:style-name="P19"><text:span text:style-name="Default_20_Paragraph_20_Font"><text:span text:style-name="T3">I want to die.</text:span></text:span></text:p>
        <text:p text:style-name="P19"><text:span text:style-name="Default_20_Paragraph_20_Font"><text:span text:style-name="T3">There's more nothing to lose,</text:span></text:span></text:p>
        <text:p text:style-name="P19"><text:span text:style-name="Default_20_Paragraph_20_Font"><text:span text:style-name="T3">nobody I can't abuse,</text:span></text:span></text:p>
        <text:p text:style-name="P19"><text:span text:style-name="Default_20_Paragraph_20_Font"><text:span text:style-name="T3">I felt into the darkness,</text:span></text:span></text:p>
        <text:p text:style-name="P19"><text:span text:style-name="Default_20_Paragraph_20_Font"><text:span text:style-name="T3">I want to die.</text:span></text:span></text:p>
        <text:p text:style-name="P19"><text:span text:style-name="Default_20_Paragraph_20_Font"><text:span text:style-name="T3">If there nothing will move,</text:span></text:span></text:p>
        <text:p text:style-name="P19"><text:span text:style-name="Default_20_Paragraph_20_Font"><text:span text:style-name="T3">my end will be soon,</text:span></text:span></text:p>
        <text:p text:style-name="P19"><text:span text:style-name="Default_20_Paragraph_20_Font"><text:span text:style-name="T3">Near grave I pray to darkness,</text:span></text:span></text:p>
        <text:p text:style-name="P19"><text:span text:style-name="Default_20_Paragraph_20_Font"><text:span text:style-name="T3">My fate is safe,</text:span></text:span></text:p>
        <text:p text:style-name="P25"/>
        <text:p text:style-name="P25"/>
        <text:p text:style-name="P26">Pray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44">The Uncovered V.</text:p>
        <text:p text:style-name="P19"/>
        <text:p text:style-name="P19">I.</text:p>
        <text:p text:style-name="P19"><text:span text:style-name="Default_20_Paragraph_20_Font"><text:span text:style-name="T3">So I wanted to</text:span></text:span></text:p>
        <text:p text:style-name="P19"><text:span text:style-name="Default_20_Paragraph_20_Font"><text:span text:style-name="T3">So I hoped to</text:span></text:span></text:p>
        <text:p text:style-name="P19"><text:span text:style-name="Default_20_Paragraph_20_Font"><text:span text:style-name="T3">So I prayed.</text:span></text:span></text:p>
        <text:p text:style-name="P19"><text:span text:style-name="Default_20_Paragraph_20_Font"><text:span text:style-name="T3">So I needed it</text:span></text:span></text:p>
        <text:p text:style-name="P19"><text:span text:style-name="Default_20_Paragraph_20_Font"><text:span text:style-name="T3">like a blood I bled</text:span></text:span></text:p>
        <text:p text:style-name="P19"><text:span text:style-name="Default_20_Paragraph_20_Font"><text:span text:style-name="T3">like a child needed </text:span></text:span><text:span text:style-name="Default_20_Paragraph_20_Font"><text:span text:style-name="T4">to </text:span></text:span><text:span text:style-name="Default_20_Paragraph_20_Font"><text:span text:style-name="T3">be an innocent in dream.</text:span></text:span></text:p>
        <text:p text:style-name="P19"/>
        <text:p text:style-name="P19"><text:span text:style-name="Default_20_Paragraph_20_Font"><text:span text:style-name="T3">II.</text:span></text:span></text:p>
        <text:p text:style-name="P19"><text:span text:style-name="Default_20_Paragraph_20_Font"><text:span text:style-name="T3">Lose me like I do</text:span></text:span></text:p>
        <text:p text:style-name="P19"><text:span text:style-name="Default_20_Paragraph_20_Font"><text:span text:style-name="T3">Lose that like I do</text:span></text:span></text:p>
        <text:p text:style-name="P19"><text:span text:style-name="Default_20_Paragraph_20_Font"><text:span text:style-name="T3">Lose that world under your hands.</text:span></text:span></text:p>
        <text:p text:style-name="P19"><text:span text:style-name="Default_20_Paragraph_20_Font"><text:span text:style-name="T3">Lose what you reached</text:span></text:span></text:p>
        <text:p text:style-name="P19"><text:soft-page-break/><text:span text:style-name="Default_20_Paragraph_20_Font"><text:span text:style-name="T3">that life you meet</text:span></text:span></text:p>
        <text:p text:style-name="P19"><text:span text:style-name="Default_20_Paragraph_20_Font"><text:span text:style-name="T3">that words changing to sins every time.</text:span></text:span></text:p>
        <text:p text:style-name="P25"/>
        <text:p text:style-name="P25">III.</text:p>
        <text:p text:style-name="P4">What have you let</text:p>
        <text:p text:style-name="P4">What have you bled</text:p>
        <text:p text:style-name="P4">What have you.</text:p>
        <text:p text:style-name="P4">What have you been</text:p>
        <text:p text:style-name="P4">under tons of sins,</text:p>
        <text:p text:style-name="P4">under the achievement of innocent hell.</text:p>
        <text:p text:style-name="P4"/>
        <text:p text:style-name="P4">IV.</text:p>
        <text:p text:style-name="P4">Like you want pain,</text:p>
        <text:p text:style-name="P4">Like you hate gain,</text:p>
        <text:p text:style-name="P4">Like you love.</text:p>
        <text:p text:style-name="P4">Like you need a pills</text:p>
        <text:p text:style-name="P4">so glorious skill</text:p>
        <text:p text:style-name="P4">so nightmares of every new world nightmare.</text:p>
        <text:p text:style-name="P4"/>
        <text:p text:style-name="P4">V.</text:p>
        <text:p text:style-name="P4">Turn me into dust</text:p>
        <text:p text:style-name="P4">Turn me into rust</text:p>
        <text:p text:style-name="P4">Turn me into.</text:p>
        <text:p text:style-name="P4">Turn me into lord</text:p>
        <text:p text:style-name="P4">of everything, I don't know</text:p>
        <text:p text:style-name="P4">of everything so fabulous to be able to be turned into myself.</text:p>
        <text:p text:style-name="P4"/>
        <text:p text:style-name="P4">VI.</text:p>
        <text:p text:style-name="P4">Uncover the sin</text:p>
        <text:p text:style-name="P4">Uncover the win</text:p>
        <text:p text:style-name="P4">Uncover.</text:p>
        <text:p text:style-name="P4">Uncover the grave</text:p>
        <text:p text:style-name="P4">oldest death rave</text:p>
        <text:p text:style-name="P4">oldest glory to dead and dead sacrificing.</text:p>
        <text:p text:style-name="P4"/>
        <text:p text:style-name="P4">VI.</text:p>
        <text:p text:style-name="P4">We're the One in</text:p>
        <text:p text:style-name="P4">We're the Only in</text:p>
        <text:p text:style-name="P4">We're the Uncovered.</text:p>
        <text:p text:style-name="P4">We're only you know</text:p>
        <text:p text:style-name="P4">and don't matter how</text:p>
        <text:p text:style-name="P4">and don't matter if you know what and why are you doing this at all.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4"><text:soft-page-break/>Preachers of the Graves</text:p>
        <text:p text:style-name="P4"/>
        <text:p text:style-name="P4">There's the world we live in,</text:p>
        <text:p text:style-name="P4">There's a world we are sin,</text:p>
        <text:p text:style-name="P4">There's a world we're falling into,</text:p>
        <text:p text:style-name="P4">And all tones of life was just a short intro,</text:p>
        <text:p text:style-name="P4">All life's tastes were just a short interlude to life after,</text:p>
        <text:p text:style-name="P4">All human's time was just a loading into real moment,</text:p>
        <text:p text:style-name="P4">And we're searching the new space,</text:p>
        <text:p text:style-name="P4">we're looking for new universe,</text:p>
        <text:p text:style-name="P4">we're invoking you after.</text:p>
        <text:p text:style-name="P4">And graves are opened now,</text:p>
        <text:p text:style-name="P4">Graves moved borderlines low,</text:p>
        <text:p text:style-name="P4">Graves show us all dead and dirty,</text:p>
        <text:p text:style-name="P4">And what you guessed you'll see,</text:p>
        <text:p text:style-name="P4">what did you want to be unreal?</text:p>
        <text:p text:style-name="P4">What do you see incoming near,</text:p>
        <text:p text:style-name="P4"/>
        <text:p text:style-name="P4">Preaches of graves are calling you,</text:p>
        <text:p text:style-name="P4">if you pass we'll put it through,</text:p>
        <text:p text:style-name="P4">if you fall we don't need you alive,</text:p>
        <text:p text:style-name="P4">Preachers of the graves are falling too,</text:p>
        <text:p text:style-name="P4">if we survive you'll get deja vu,</text:p>
        <text:p text:style-name="P4">if we don't end we all will die,</text:p>
        <text:p text:style-name="P4">Preaches of the graves have their own true,</text:p>
        <text:p text:style-name="P4">if you run away we will get you,</text:p>
        <text:p text:style-name="P4">if you burn us we'll fire up whole world,</text:p>
        <text:p text:style-name="P4"/>
        <text:p text:style-name="P4">Call us preachers, but we're hydra,</text:p>
        <text:p text:style-name="P4">one head down and two new</text:p>
        <text:p text:style-name="P4">We're surviving despite all</text:p>
        <text:p text:style-name="P4">and we're back without you,</text:p>
        <text:p text:style-name="P4">I could preach the peace and love</text:p>
        <text:p text:style-name="P4">and all phrases ended with 'amen'</text:p>
        <text:p text:style-name="P4">but we've found our world of dead</text:p>
        <text:p text:style-name="P4">that's the end we chose in Gethsemane,</text:p>
        <text:p text:style-name="P4">We opened graves to uncover that</text:p>
        <text:p text:style-name="P4">dead man's secret about true</text:p>
        <text:p text:style-name="P4">We've get a Revelation</text:p>
        <text:p text:style-name="P4">morbid afterlife <text:span text:style-name="T8">is</text:span> calling you,</text:p>
        <text:p text:style-name="P4"/>
        <text:p text:style-name="P18">What have you prayed for?</text:p>
        <text:p text:style-name="P18">What have you hoped for?</text:p>
        <text:p text:style-name="P18">We'll not live, that's a true.</text:p>
        <text:p text:style-name="P4"/>
        <text:p text:style-name="P4">We have opened that and we see</text:p>
        <text:p text:style-name="P17"><text:tab/><text:tab/>no move, nothing real,</text:p>
        <text:p text:style-name="P4">we're a preaches and we preach,</text:p>
        <text:p text:style-name="P4">there's nothing,</text:p>
        <text:p text:style-name="P4">nothing real,</text:p>
        <text:p text:style-name="P4">you can just hope.</text:p>
        <text:p text:style-name="P19"><text:span text:style-name="Default_20_Paragraph_20_Font"><text:span text:style-name="T5">Hope by the empty hope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Fallback" svg:font-family="'Droid Sans Fallback'" style:font-family-generic="roman"/>
    <style:font-face style:name="FreeSans" svg:font-family="FreeSans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sk" fo:country="SK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sk" fo:country="SK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margin-top="0in" fo:margin-bottom="0.139in" loext:contextual-spacing="false" fo:line-height="115%" fo:hyphenation-ladder-count="no-limit"/>
      <style:text-properties fo:color="#00000a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Heading_20_4" style:display-name="Heading 4" style:family="paragraph" style:parent-style-name="Standard" style:next-style-name="Normal" style:default-outline-level="4" style:class="text">
      <style:paragraph-properties fo:text-align="center" style:justify-single-word="false" fo:hyphenation-ladder-count="no-limit"/>
      <style:text-properties fo:font-variant="small-caps" fo:language="en" fo:country="GB" fo:font-weight="bold" fo:background-color="#ffffff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Báseň" style:family="paragraph" style:parent-style-name="Heading_20_1" style:default-outline-level="1" style:list-style-name="">
      <style:paragraph-properties fo:margin-top="0in" fo:margin-bottom="0in" loext:contextual-spacing="false" fo:hyphenation-ladder-count="no-limit"/>
      <style:text-properties fo:font-variant="small-caps" fo:font-weight="bold" style:font-weight-asian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ListLabel_20_6" style:display-name="ListLabel 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4_20_Char" style:display-name="Heading 4 Char" style:family="text" style:parent-style-name="Default_20_Paragraph_20_Font">
      <style:text-properties fo:font-variant="small-caps" fo:language="en" fo:country="GB" fo:font-weight="bold" style:font-weight-asian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5in" fo:margin-right="0.7783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Paulina </meta:initial-creator>
    <dc:creator>Paulina </dc:creator>
    <meta:creation-date>2014-12-18T11:46:00Z</meta:creation-date>
    <dc:date>2016-06-19T10:54:17.823863542</dc:date>
    <meta:editing-cycles>45</meta:editing-cycles>
    <meta:editing-duration>PT14H27M26S</meta:editing-duration>
    <meta:document-statistic meta:table-count="0" meta:image-count="0" meta:object-count="0" meta:page-count="33" meta:paragraph-count="1351" meta:word-count="5790" meta:character-count="29954" meta:non-whitespace-character-count="25494"/>
    <meta:template xlink:type="simple" xlink:actuate="onRequest" xlink:title="" xlink:href="Normal"/>
  </office:meta>
</office:document-meta>
</file>